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3283a4" officeooo:paragraph-rsid="003283a4" style:font-weight-asian="bold" style:font-weight-complex="bold"/>
    </style:style>
    <style:style style:name="P2" style:family="paragraph" style:parent-style-name="Standard">
      <style:text-properties fo:font-weight="bold" officeooo:rsid="0046a7f3" officeooo:paragraph-rsid="0046a7f3" style:font-weight-asian="bold" style:font-weight-complex="bold"/>
    </style:style>
    <style:style style:name="P3" style:family="paragraph" style:parent-style-name="Standard">
      <style:text-properties fo:font-weight="bold" officeooo:rsid="005579db" officeooo:paragraph-rsid="005579db" style:font-weight-asian="bold" style:font-weight-complex="bold"/>
    </style:style>
    <style:style style:name="P4" style:family="paragraph" style:parent-style-name="Standard">
      <style:text-properties fo:font-weight="bold" officeooo:rsid="0068dfe5" officeooo:paragraph-rsid="0068dfe5" style:font-weight-asian="bold" style:font-weight-complex="bold"/>
    </style:style>
    <style:style style:name="P5" style:family="paragraph" style:parent-style-name="Standard">
      <style:text-properties fo:font-weight="bold" officeooo:rsid="006b6363" officeooo:paragraph-rsid="006b6363" style:font-weight-asian="bold" style:font-weight-complex="bold"/>
    </style:style>
    <style:style style:name="P6" style:family="paragraph" style:parent-style-name="Standard">
      <style:text-properties fo:font-weight="bold" officeooo:rsid="006e056c" officeooo:paragraph-rsid="006e056c" style:font-weight-asian="bold" style:font-weight-complex="bold"/>
    </style:style>
    <style:style style:name="P7" style:family="paragraph" style:parent-style-name="Standard">
      <style:text-properties fo:font-weight="bold" officeooo:rsid="0070373f" officeooo:paragraph-rsid="0070373f" style:font-weight-asian="bold" style:font-weight-complex="bold"/>
    </style:style>
    <style:style style:name="P8" style:family="paragraph" style:parent-style-name="Standard">
      <style:text-properties fo:font-weight="bold" officeooo:rsid="00757f91" officeooo:paragraph-rsid="00757f91" style:font-weight-asian="bold" style:font-weight-complex="bold"/>
    </style:style>
    <style:style style:name="P9" style:family="paragraph" style:parent-style-name="Standard">
      <style:text-properties fo:font-weight="bold" officeooo:rsid="00775f38" officeooo:paragraph-rsid="00775f38" style:font-weight-asian="bold" style:font-weight-complex="bold"/>
    </style:style>
    <style:style style:name="P10" style:family="paragraph" style:parent-style-name="Standard">
      <style:text-properties fo:font-weight="bold" officeooo:rsid="0078b746" officeooo:paragraph-rsid="0078b746" style:font-weight-asian="bold" style:font-weight-complex="bold"/>
    </style:style>
    <style:style style:name="P11" style:family="paragraph" style:parent-style-name="Standard">
      <style:text-properties fo:font-weight="bold" officeooo:rsid="008275dc" officeooo:paragraph-rsid="008275dc" style:font-weight-asian="bold" style:font-weight-complex="bold"/>
    </style:style>
    <style:style style:name="P12" style:family="paragraph" style:parent-style-name="Standard">
      <style:text-properties fo:font-weight="bold" officeooo:rsid="00950feb" officeooo:paragraph-rsid="00950feb" style:font-weight-asian="bold" style:font-weight-complex="bold"/>
    </style:style>
    <style:style style:name="P13" style:family="paragraph" style:parent-style-name="Standard">
      <style:text-properties fo:font-weight="bold" officeooo:rsid="00a6e3d3" officeooo:paragraph-rsid="00a6e3d3" style:font-weight-asian="bold" style:font-weight-complex="bold"/>
    </style:style>
    <style:style style:name="P14" style:family="paragraph" style:parent-style-name="Standard">
      <style:text-properties fo:font-weight="bold" officeooo:rsid="00bbbab2" officeooo:paragraph-rsid="00bbbab2" style:font-weight-asian="bold" style:font-weight-complex="bold"/>
    </style:style>
    <style:style style:name="P15" style:family="paragraph" style:parent-style-name="Standard">
      <style:text-properties fo:font-weight="bold" officeooo:rsid="00d86267" officeooo:paragraph-rsid="00d86267" style:font-weight-asian="bold" style:font-weight-complex="bold"/>
    </style:style>
    <style:style style:name="P16" style:family="paragraph" style:parent-style-name="Standard">
      <style:text-properties fo:font-weight="bold" officeooo:rsid="00da4556" officeooo:paragraph-rsid="00d86267" style:font-weight-asian="bold" style:font-weight-complex="bold"/>
    </style:style>
    <style:style style:name="P17" style:family="paragraph" style:parent-style-name="Standard">
      <style:text-properties fo:font-weight="bold" officeooo:rsid="00e071e8" officeooo:paragraph-rsid="00e071e8" style:font-weight-asian="bold" style:font-weight-complex="bold"/>
    </style:style>
    <style:style style:name="P18" style:family="paragraph" style:parent-style-name="Standard">
      <style:text-properties fo:font-weight="bold" officeooo:rsid="00e650db" officeooo:paragraph-rsid="00e650db" style:font-weight-asian="bold" style:font-weight-complex="bold"/>
    </style:style>
    <style:style style:name="P19" style:family="paragraph" style:parent-style-name="Standard">
      <style:text-properties fo:font-weight="bold" officeooo:rsid="00f6816a" officeooo:paragraph-rsid="00f6816a" style:font-weight-asian="bold" style:font-weight-complex="bold"/>
    </style:style>
    <style:style style:name="P20" style:family="paragraph" style:parent-style-name="Standard">
      <style:text-properties fo:font-weight="bold" officeooo:rsid="0112d670" officeooo:paragraph-rsid="0112d670" style:font-weight-asian="bold" style:font-weight-complex="bold"/>
    </style:style>
    <style:style style:name="P21" style:family="paragraph" style:parent-style-name="Standard">
      <style:text-properties fo:font-weight="bold" officeooo:rsid="0115578b" officeooo:paragraph-rsid="0115578b" style:font-weight-asian="bold" style:font-weight-complex="bold"/>
    </style:style>
    <style:style style:name="P22" style:family="paragraph" style:parent-style-name="Standard">
      <style:text-properties fo:font-weight="bold" officeooo:rsid="0125ec84" officeooo:paragraph-rsid="0125ec84" style:font-weight-asian="bold" style:font-weight-complex="bold"/>
    </style:style>
    <style:style style:name="P23" style:family="paragraph" style:parent-style-name="Standard">
      <style:text-properties fo:font-weight="bold" officeooo:rsid="0137bbac" officeooo:paragraph-rsid="0137bbac" style:font-weight-asian="bold" style:font-weight-complex="bold"/>
    </style:style>
    <style:style style:name="P24" style:family="paragraph" style:parent-style-name="Standard">
      <style:text-properties fo:font-weight="bold" officeooo:rsid="0153fcfc" officeooo:paragraph-rsid="0153fcfc" style:font-weight-asian="bold" style:font-weight-complex="bold"/>
    </style:style>
    <style:style style:name="P25" style:family="paragraph" style:parent-style-name="Standard">
      <style:text-properties fo:font-weight="bold" officeooo:rsid="015707f9" officeooo:paragraph-rsid="015707f9" style:font-weight-asian="bold" style:font-weight-complex="bold"/>
    </style:style>
    <style:style style:name="P26" style:family="paragraph" style:parent-style-name="Standard">
      <style:text-properties fo:font-weight="bold" officeooo:rsid="0170fea5" officeooo:paragraph-rsid="0170fea5" style:font-weight-asian="bold" style:font-weight-complex="bold"/>
    </style:style>
    <style:style style:name="P27" style:family="paragraph" style:parent-style-name="Standard">
      <style:text-properties fo:font-weight="bold" officeooo:rsid="0173871d" officeooo:paragraph-rsid="0173871d" style:font-weight-asian="bold" style:font-weight-complex="bold"/>
    </style:style>
    <style:style style:name="P28" style:family="paragraph" style:parent-style-name="Standard">
      <style:text-properties fo:font-weight="bold" officeooo:rsid="01751154" officeooo:paragraph-rsid="01751154" style:font-weight-asian="bold" style:font-weight-complex="bold"/>
    </style:style>
    <style:style style:name="P29" style:family="paragraph" style:parent-style-name="Standard">
      <style:text-properties fo:font-weight="bold" officeooo:rsid="017b742a" officeooo:paragraph-rsid="017b742a" style:font-weight-asian="bold" style:font-weight-complex="bold"/>
    </style:style>
    <style:style style:name="P30" style:family="paragraph" style:parent-style-name="Standard">
      <style:text-properties fo:font-weight="bold" officeooo:rsid="017bac91" officeooo:paragraph-rsid="017bac91" style:font-weight-asian="bold" style:font-weight-complex="bold"/>
    </style:style>
    <style:style style:name="P31" style:family="paragraph" style:parent-style-name="Standard">
      <style:text-properties fo:font-weight="bold" officeooo:rsid="0197d71c" officeooo:paragraph-rsid="0197d71c" style:font-weight-asian="bold" style:font-weight-complex="bold"/>
    </style:style>
    <style:style style:name="P32" style:family="paragraph" style:parent-style-name="Standard">
      <style:text-properties fo:font-weight="bold" officeooo:rsid="01ab3190" officeooo:paragraph-rsid="01ab3190" style:font-weight-asian="bold" style:font-weight-complex="bold"/>
    </style:style>
    <style:style style:name="P33" style:family="paragraph" style:parent-style-name="Standard">
      <style:text-properties fo:font-weight="normal" officeooo:rsid="003fbf97" officeooo:paragraph-rsid="003fbf97" style:font-weight-asian="normal" style:font-weight-complex="normal"/>
    </style:style>
    <style:style style:name="P34" style:family="paragraph" style:parent-style-name="Standard">
      <style:text-properties fo:font-weight="normal" officeooo:rsid="004044fa" officeooo:paragraph-rsid="004044fa" style:font-weight-asian="normal" style:font-weight-complex="normal"/>
    </style:style>
    <style:style style:name="P35" style:family="paragraph" style:parent-style-name="Standard">
      <style:text-properties fo:font-weight="normal" officeooo:rsid="0041c87a" officeooo:paragraph-rsid="0041c87a" style:font-weight-asian="normal" style:font-weight-complex="normal"/>
    </style:style>
    <style:style style:name="P36" style:family="paragraph" style:parent-style-name="Standard">
      <style:text-properties fo:font-weight="normal" officeooo:rsid="0042b81d" officeooo:paragraph-rsid="0042b81d" style:font-weight-asian="normal" style:font-weight-complex="normal"/>
    </style:style>
    <style:style style:name="P37" style:family="paragraph" style:parent-style-name="Standard">
      <style:text-properties fo:font-weight="normal" officeooo:rsid="00431e95" officeooo:paragraph-rsid="00431e95" style:font-weight-asian="normal" style:font-weight-complex="normal"/>
    </style:style>
    <style:style style:name="P38" style:family="paragraph" style:parent-style-name="Standard">
      <style:text-properties fo:font-weight="normal" officeooo:rsid="004580dd" officeooo:paragraph-rsid="0046a7f3" style:font-weight-asian="normal" style:font-weight-complex="normal"/>
    </style:style>
    <style:style style:name="P39" style:family="paragraph" style:parent-style-name="Standard">
      <style:text-properties fo:font-weight="normal" officeooo:rsid="0046a7f3" officeooo:paragraph-rsid="0046a7f3" style:font-weight-asian="normal" style:font-weight-complex="normal"/>
    </style:style>
    <style:style style:name="P40" style:family="paragraph" style:parent-style-name="Standard">
      <style:text-properties fo:font-weight="normal" officeooo:rsid="0046fe19" officeooo:paragraph-rsid="0046fe19" style:font-weight-asian="normal" style:font-weight-complex="normal"/>
    </style:style>
    <style:style style:name="P41" style:family="paragraph" style:parent-style-name="Standard">
      <style:text-properties fo:font-weight="normal" officeooo:rsid="004840ff" officeooo:paragraph-rsid="004840ff" style:font-weight-asian="normal" style:font-weight-complex="normal"/>
    </style:style>
    <style:style style:name="P42" style:family="paragraph" style:parent-style-name="Standard">
      <style:text-properties fo:font-weight="normal" officeooo:rsid="004af282" officeooo:paragraph-rsid="004e831d" style:font-weight-asian="normal" style:font-weight-complex="normal"/>
    </style:style>
    <style:style style:name="P43" style:family="paragraph" style:parent-style-name="Standard">
      <style:text-properties fo:font-weight="normal" officeooo:rsid="004f9570" officeooo:paragraph-rsid="004f9570" style:font-weight-asian="normal" style:font-weight-complex="normal"/>
    </style:style>
    <style:style style:name="P44" style:family="paragraph" style:parent-style-name="Standard">
      <style:text-properties fo:font-weight="normal" officeooo:rsid="005303bb" officeooo:paragraph-rsid="005303bb" style:font-weight-asian="normal" style:font-weight-complex="normal"/>
    </style:style>
    <style:style style:name="P45" style:family="paragraph" style:parent-style-name="Standard">
      <style:text-properties fo:font-weight="normal" officeooo:rsid="005579db" officeooo:paragraph-rsid="005579db" style:font-weight-asian="normal" style:font-weight-complex="normal"/>
    </style:style>
    <style:style style:name="P46" style:family="paragraph" style:parent-style-name="Standard">
      <style:text-properties fo:font-weight="normal" officeooo:rsid="0057335a" officeooo:paragraph-rsid="0057335a" style:font-weight-asian="normal" style:font-weight-complex="normal"/>
    </style:style>
    <style:style style:name="P47" style:family="paragraph" style:parent-style-name="Standard">
      <style:text-properties fo:font-weight="normal" officeooo:rsid="00579727" officeooo:paragraph-rsid="00579727" style:font-weight-asian="normal" style:font-weight-complex="normal"/>
    </style:style>
    <style:style style:name="P48" style:family="paragraph" style:parent-style-name="Standard">
      <style:text-properties fo:font-weight="normal" officeooo:rsid="0059adbd" officeooo:paragraph-rsid="0059adbd" style:font-weight-asian="normal" style:font-weight-complex="normal"/>
    </style:style>
    <style:style style:name="P49" style:family="paragraph" style:parent-style-name="Standard">
      <style:text-properties fo:font-weight="normal" officeooo:rsid="005afc13" officeooo:paragraph-rsid="005cc7ff" style:font-weight-asian="normal" style:font-weight-complex="normal"/>
    </style:style>
    <style:style style:name="P50" style:family="paragraph" style:parent-style-name="Standard">
      <style:text-properties fo:font-weight="normal" officeooo:rsid="0061e5b9" officeooo:paragraph-rsid="0061e5b9" style:font-weight-asian="normal" style:font-weight-complex="normal"/>
    </style:style>
    <style:style style:name="P51" style:family="paragraph" style:parent-style-name="Standard">
      <style:text-properties fo:font-weight="normal" officeooo:rsid="0062b56d" officeooo:paragraph-rsid="0062b56d" style:font-weight-asian="normal" style:font-weight-complex="normal"/>
    </style:style>
    <style:style style:name="P52" style:family="paragraph" style:parent-style-name="Standard">
      <style:text-properties fo:font-weight="normal" officeooo:rsid="00640ab2" officeooo:paragraph-rsid="00640ab2" style:font-weight-asian="normal" style:font-weight-complex="normal"/>
    </style:style>
    <style:style style:name="P53" style:family="paragraph" style:parent-style-name="Standard">
      <style:text-properties fo:font-weight="normal" officeooo:rsid="006757b5" officeooo:paragraph-rsid="006757b5" style:font-weight-asian="normal" style:font-weight-complex="normal"/>
    </style:style>
    <style:style style:name="P54" style:family="paragraph" style:parent-style-name="Standard">
      <style:text-properties fo:font-weight="normal" officeooo:rsid="007b535a" officeooo:paragraph-rsid="007b535a" style:font-weight-asian="normal" style:font-weight-complex="normal"/>
    </style:style>
    <style:style style:name="P55" style:family="paragraph" style:parent-style-name="Standard">
      <style:text-properties fo:font-weight="normal" officeooo:rsid="007bff7b" officeooo:paragraph-rsid="007bff7b" style:font-weight-asian="normal" style:font-weight-complex="normal"/>
    </style:style>
    <style:style style:name="P56" style:family="paragraph" style:parent-style-name="Standard">
      <style:text-properties fo:font-weight="normal" officeooo:rsid="007d1b3a" officeooo:paragraph-rsid="007d1b3a" style:font-weight-asian="normal" style:font-weight-complex="normal"/>
    </style:style>
    <style:style style:name="P57" style:family="paragraph" style:parent-style-name="Standard">
      <style:text-properties fo:font-weight="normal" officeooo:rsid="007ef0fe" officeooo:paragraph-rsid="007ef0fe" style:font-weight-asian="normal" style:font-weight-complex="normal"/>
    </style:style>
    <style:style style:name="P58" style:family="paragraph" style:parent-style-name="Standard">
      <style:text-properties fo:font-weight="normal" officeooo:rsid="007f39db" officeooo:paragraph-rsid="007f39db" style:font-weight-asian="normal" style:font-weight-complex="normal"/>
    </style:style>
    <style:style style:name="P59" style:family="paragraph" style:parent-style-name="Standard">
      <style:text-properties fo:font-weight="normal" officeooo:rsid="00816434" officeooo:paragraph-rsid="00816434" style:font-weight-asian="normal" style:font-weight-complex="normal"/>
    </style:style>
    <style:style style:name="P60" style:family="paragraph" style:parent-style-name="Standard">
      <style:text-properties fo:font-weight="normal" officeooo:rsid="008275dc" officeooo:paragraph-rsid="008275dc" style:font-weight-asian="normal" style:font-weight-complex="normal"/>
    </style:style>
    <style:style style:name="P61" style:family="paragraph" style:parent-style-name="Standard">
      <style:text-properties fo:font-weight="normal" officeooo:rsid="0087a7d1" officeooo:paragraph-rsid="0087a7d1" style:font-weight-asian="normal" style:font-weight-complex="normal"/>
    </style:style>
    <style:style style:name="P62" style:family="paragraph" style:parent-style-name="Standard">
      <style:text-properties fo:font-weight="normal" officeooo:rsid="008ae33c" officeooo:paragraph-rsid="008ae33c" style:font-weight-asian="normal" style:font-weight-complex="normal"/>
    </style:style>
    <style:style style:name="P63" style:family="paragraph" style:parent-style-name="Standard">
      <style:text-properties fo:font-weight="normal" officeooo:rsid="008c3355" officeooo:paragraph-rsid="008c3355" style:font-weight-asian="normal" style:font-weight-complex="normal"/>
    </style:style>
    <style:style style:name="P64" style:family="paragraph" style:parent-style-name="Standard">
      <style:text-properties fo:font-weight="normal" officeooo:rsid="008df892" officeooo:paragraph-rsid="008df892" style:font-weight-asian="normal" style:font-weight-complex="normal"/>
    </style:style>
    <style:style style:name="P65" style:family="paragraph" style:parent-style-name="Standard">
      <style:text-properties fo:font-weight="normal" officeooo:rsid="0092ba82" officeooo:paragraph-rsid="0092ba82" style:font-weight-asian="normal" style:font-weight-complex="normal"/>
    </style:style>
    <style:style style:name="P66" style:family="paragraph" style:parent-style-name="Standard">
      <style:text-properties fo:font-weight="normal" officeooo:rsid="00944830" officeooo:paragraph-rsid="00944830" style:font-weight-asian="normal" style:font-weight-complex="normal"/>
    </style:style>
    <style:style style:name="P67" style:family="paragraph" style:parent-style-name="Standard">
      <style:text-properties fo:font-weight="normal" officeooo:rsid="0094d87f" officeooo:paragraph-rsid="0094d87f" style:font-weight-asian="normal" style:font-weight-complex="normal"/>
    </style:style>
    <style:style style:name="P68" style:family="paragraph" style:parent-style-name="Standard">
      <style:text-properties fo:font-weight="normal" officeooo:rsid="0094d87f" officeooo:paragraph-rsid="00964790" style:font-weight-asian="normal" style:font-weight-complex="normal"/>
    </style:style>
    <style:style style:name="P69" style:family="paragraph" style:parent-style-name="Standard">
      <style:text-properties fo:font-weight="normal" officeooo:rsid="0096bb7e" officeooo:paragraph-rsid="0096bb7e" style:font-weight-asian="normal" style:font-weight-complex="normal"/>
    </style:style>
    <style:style style:name="P70" style:family="paragraph" style:parent-style-name="Standard">
      <style:text-properties fo:font-weight="normal" officeooo:rsid="00972fa5" officeooo:paragraph-rsid="00972fa5" style:font-weight-asian="normal" style:font-weight-complex="normal"/>
    </style:style>
    <style:style style:name="P71" style:family="paragraph" style:parent-style-name="Standard">
      <style:text-properties fo:font-weight="normal" officeooo:rsid="009976e6" officeooo:paragraph-rsid="009976e6" style:font-weight-asian="normal" style:font-weight-complex="normal"/>
    </style:style>
    <style:style style:name="P72" style:family="paragraph" style:parent-style-name="Standard">
      <style:text-properties fo:font-weight="normal" officeooo:rsid="009b0d62" officeooo:paragraph-rsid="009b0d62" style:font-weight-asian="normal" style:font-weight-complex="normal"/>
    </style:style>
    <style:style style:name="P73" style:family="paragraph" style:parent-style-name="Standard">
      <style:text-properties fo:font-weight="normal" officeooo:rsid="009d18e0" officeooo:paragraph-rsid="009d18e0" style:font-weight-asian="normal" style:font-weight-complex="normal"/>
    </style:style>
    <style:style style:name="P74" style:family="paragraph" style:parent-style-name="Standard">
      <style:text-properties fo:font-weight="normal" officeooo:rsid="009e11ab" officeooo:paragraph-rsid="009e11ab" style:font-weight-asian="normal" style:font-weight-complex="normal"/>
    </style:style>
    <style:style style:name="P75" style:family="paragraph" style:parent-style-name="Standard">
      <style:text-properties fo:font-weight="normal" officeooo:rsid="009e951c" officeooo:paragraph-rsid="009e951c" style:font-weight-asian="normal" style:font-weight-complex="normal"/>
    </style:style>
    <style:style style:name="P76" style:family="paragraph" style:parent-style-name="Standard">
      <style:text-properties fo:font-weight="normal" officeooo:rsid="00a22931" officeooo:paragraph-rsid="00a22931" style:font-weight-asian="normal" style:font-weight-complex="normal"/>
    </style:style>
    <style:style style:name="P77" style:family="paragraph" style:parent-style-name="Standard">
      <style:text-properties fo:font-weight="normal" officeooo:rsid="00a411c8" officeooo:paragraph-rsid="00a411c8" style:font-weight-asian="normal" style:font-weight-complex="normal"/>
    </style:style>
    <style:style style:name="P78" style:family="paragraph" style:parent-style-name="Standard">
      <style:text-properties fo:font-weight="normal" officeooo:rsid="00a59383" officeooo:paragraph-rsid="00a59383" style:font-weight-asian="normal" style:font-weight-complex="normal"/>
    </style:style>
    <style:style style:name="P79" style:family="paragraph" style:parent-style-name="Standard">
      <style:text-properties fo:font-weight="normal" officeooo:rsid="00a765be" officeooo:paragraph-rsid="00a765be" style:font-weight-asian="normal" style:font-weight-complex="normal"/>
    </style:style>
    <style:style style:name="P80" style:family="paragraph" style:parent-style-name="Standard">
      <style:text-properties fo:font-weight="normal" officeooo:rsid="00ab7fa2" officeooo:paragraph-rsid="00ab7fa2" style:font-weight-asian="normal" style:font-weight-complex="normal"/>
    </style:style>
    <style:style style:name="P81" style:family="paragraph" style:parent-style-name="Standard">
      <style:text-properties fo:font-weight="normal" officeooo:rsid="00af1bf4" officeooo:paragraph-rsid="00af1bf4" style:font-weight-asian="normal" style:font-weight-complex="normal"/>
    </style:style>
    <style:style style:name="P82" style:family="paragraph" style:parent-style-name="Standard">
      <style:text-properties fo:font-weight="normal" officeooo:rsid="00b5fdc0" officeooo:paragraph-rsid="00b5fdc0" style:font-weight-asian="normal" style:font-weight-complex="normal"/>
    </style:style>
    <style:style style:name="P83" style:family="paragraph" style:parent-style-name="Standard">
      <style:text-properties fo:font-weight="normal" officeooo:rsid="00b760bb" officeooo:paragraph-rsid="00b760bb" style:font-weight-asian="normal" style:font-weight-complex="normal"/>
    </style:style>
    <style:style style:name="P84" style:family="paragraph" style:parent-style-name="Standard">
      <style:text-properties fo:font-weight="normal" officeooo:rsid="00b92138" officeooo:paragraph-rsid="00b92138" style:font-weight-asian="normal" style:font-weight-complex="normal"/>
    </style:style>
    <style:style style:name="P85" style:family="paragraph" style:parent-style-name="Standard">
      <style:text-properties fo:font-weight="normal" officeooo:rsid="00b99b65" officeooo:paragraph-rsid="00b99b65" style:font-weight-asian="normal" style:font-weight-complex="normal"/>
    </style:style>
    <style:style style:name="P86" style:family="paragraph" style:parent-style-name="Standard">
      <style:text-properties fo:font-weight="normal" officeooo:rsid="00bcb731" officeooo:paragraph-rsid="00bcb731" style:font-weight-asian="normal" style:font-weight-complex="normal"/>
    </style:style>
    <style:style style:name="P87" style:family="paragraph" style:parent-style-name="Standard">
      <style:text-properties fo:font-weight="normal" officeooo:rsid="00c0427d" officeooo:paragraph-rsid="00c0427d" style:font-weight-asian="normal" style:font-weight-complex="normal"/>
    </style:style>
    <style:style style:name="P88" style:family="paragraph" style:parent-style-name="Standard">
      <style:text-properties fo:font-weight="normal" officeooo:rsid="00c1ac3f" officeooo:paragraph-rsid="00c1ac3f" style:font-weight-asian="normal" style:font-weight-complex="normal"/>
    </style:style>
    <style:style style:name="P89" style:family="paragraph" style:parent-style-name="Standard">
      <style:text-properties fo:font-weight="normal" officeooo:rsid="00c29d8a" officeooo:paragraph-rsid="00c29d8a" style:font-weight-asian="normal" style:font-weight-complex="normal"/>
    </style:style>
    <style:style style:name="P90" style:family="paragraph" style:parent-style-name="Standard">
      <style:text-properties fo:font-weight="normal" officeooo:rsid="00c33c77" officeooo:paragraph-rsid="00c33c77" style:font-weight-asian="normal" style:font-weight-complex="normal"/>
    </style:style>
    <style:style style:name="P91" style:family="paragraph" style:parent-style-name="Standard">
      <style:text-properties fo:font-weight="normal" officeooo:rsid="00c4ad50" officeooo:paragraph-rsid="00c4ad50" style:font-weight-asian="normal" style:font-weight-complex="normal"/>
    </style:style>
    <style:style style:name="P92" style:family="paragraph" style:parent-style-name="Standard">
      <style:text-properties fo:font-weight="normal" officeooo:rsid="00c6ae35" officeooo:paragraph-rsid="00c6ae35" style:font-weight-asian="normal" style:font-weight-complex="normal"/>
    </style:style>
    <style:style style:name="P93" style:family="paragraph" style:parent-style-name="Standard">
      <style:text-properties fo:font-weight="normal" officeooo:rsid="00c8a3ca" officeooo:paragraph-rsid="00c8a3ca" style:font-weight-asian="normal" style:font-weight-complex="normal"/>
    </style:style>
    <style:style style:name="P94" style:family="paragraph" style:parent-style-name="Standard">
      <style:text-properties fo:font-weight="normal" officeooo:rsid="00cc3276" officeooo:paragraph-rsid="00cc3276" style:font-weight-asian="normal" style:font-weight-complex="normal"/>
    </style:style>
    <style:style style:name="P95" style:family="paragraph" style:parent-style-name="Standard">
      <style:text-properties fo:font-weight="normal" officeooo:rsid="00d2642a" officeooo:paragraph-rsid="00d2642a" style:font-weight-asian="normal" style:font-weight-complex="normal"/>
    </style:style>
    <style:style style:name="P96" style:family="paragraph" style:parent-style-name="Standard">
      <style:text-properties fo:font-weight="normal" officeooo:rsid="00d3d268" officeooo:paragraph-rsid="00d3d268" style:font-weight-asian="normal" style:font-weight-complex="normal"/>
    </style:style>
    <style:style style:name="P97" style:family="paragraph" style:parent-style-name="Standard">
      <style:text-properties fo:font-weight="normal" officeooo:rsid="00d43dd0" officeooo:paragraph-rsid="00d43dd0" style:font-weight-asian="normal" style:font-weight-complex="normal"/>
    </style:style>
    <style:style style:name="P98" style:family="paragraph" style:parent-style-name="Standard">
      <style:text-properties fo:font-weight="normal" officeooo:rsid="00d504b7" officeooo:paragraph-rsid="00d504b7" style:font-weight-asian="normal" style:font-weight-complex="normal"/>
    </style:style>
    <style:style style:name="P99" style:family="paragraph" style:parent-style-name="Standard">
      <style:text-properties fo:font-weight="normal" officeooo:rsid="00da4556" officeooo:paragraph-rsid="00da4556" style:font-weight-asian="normal" style:font-weight-complex="normal"/>
    </style:style>
    <style:style style:name="P100" style:family="paragraph" style:parent-style-name="Standard">
      <style:text-properties fo:font-weight="normal" officeooo:rsid="00db883f" officeooo:paragraph-rsid="00db883f" style:font-weight-asian="normal" style:font-weight-complex="normal"/>
    </style:style>
    <style:style style:name="P101" style:family="paragraph" style:parent-style-name="Standard">
      <style:text-properties fo:font-weight="normal" officeooo:rsid="00dcfd64" officeooo:paragraph-rsid="00dcfd64" style:font-weight-asian="normal" style:font-weight-complex="normal"/>
    </style:style>
    <style:style style:name="P102" style:family="paragraph" style:parent-style-name="Standard">
      <style:text-properties fo:font-weight="normal" officeooo:rsid="00dd2c63" officeooo:paragraph-rsid="00dd2c63" style:font-weight-asian="normal" style:font-weight-complex="normal"/>
    </style:style>
    <style:style style:name="P103" style:family="paragraph" style:parent-style-name="Standard">
      <style:text-properties fo:font-weight="normal" officeooo:rsid="00de2a94" officeooo:paragraph-rsid="00de2a94" style:font-weight-asian="normal" style:font-weight-complex="normal"/>
    </style:style>
    <style:style style:name="P104" style:family="paragraph" style:parent-style-name="Standard">
      <style:text-properties fo:font-weight="normal" officeooo:rsid="00de714a" officeooo:paragraph-rsid="00de714a" style:font-weight-asian="normal" style:font-weight-complex="normal"/>
    </style:style>
    <style:style style:name="P105" style:family="paragraph" style:parent-style-name="Standard">
      <style:text-properties fo:font-weight="normal" officeooo:rsid="00e1c8e0" officeooo:paragraph-rsid="00e1c8e0" style:font-weight-asian="normal" style:font-weight-complex="normal"/>
    </style:style>
    <style:style style:name="P106" style:family="paragraph" style:parent-style-name="Standard">
      <style:text-properties fo:font-weight="normal" officeooo:rsid="00e3a58b" officeooo:paragraph-rsid="00e3a58b" style:font-weight-asian="normal" style:font-weight-complex="normal"/>
    </style:style>
    <style:style style:name="P107" style:family="paragraph" style:parent-style-name="Standard">
      <style:text-properties fo:font-weight="normal" officeooo:rsid="00e75872" officeooo:paragraph-rsid="00e75872" style:font-weight-asian="normal" style:font-weight-complex="normal"/>
    </style:style>
    <style:style style:name="P108" style:family="paragraph" style:parent-style-name="Standard">
      <style:text-properties fo:font-weight="normal" officeooo:rsid="00e8c893" officeooo:paragraph-rsid="00e8c893" style:font-weight-asian="normal" style:font-weight-complex="normal"/>
    </style:style>
    <style:style style:name="P109" style:family="paragraph" style:parent-style-name="Standard">
      <style:text-properties fo:font-weight="normal" officeooo:rsid="00ec2d2d" officeooo:paragraph-rsid="00ec2d2d" style:font-weight-asian="normal" style:font-weight-complex="normal"/>
    </style:style>
    <style:style style:name="P110" style:family="paragraph" style:parent-style-name="Standard">
      <style:text-properties fo:font-weight="normal" officeooo:rsid="00edb71f" officeooo:paragraph-rsid="00edb71f" style:font-weight-asian="normal" style:font-weight-complex="normal"/>
    </style:style>
    <style:style style:name="P111" style:family="paragraph" style:parent-style-name="Standard">
      <style:text-properties fo:font-weight="normal" officeooo:rsid="00f0a1c4" officeooo:paragraph-rsid="00f0a1c4" style:font-weight-asian="normal" style:font-weight-complex="normal"/>
    </style:style>
    <style:style style:name="P112" style:family="paragraph" style:parent-style-name="Standard">
      <style:text-properties fo:font-weight="normal" officeooo:rsid="00f1903f" officeooo:paragraph-rsid="00f1903f" style:font-weight-asian="normal" style:font-weight-complex="normal"/>
    </style:style>
    <style:style style:name="P113" style:family="paragraph" style:parent-style-name="Standard">
      <style:text-properties fo:font-weight="normal" officeooo:rsid="00f3d983" officeooo:paragraph-rsid="00f3d983" style:font-weight-asian="normal" style:font-weight-complex="normal"/>
    </style:style>
    <style:style style:name="P114" style:family="paragraph" style:parent-style-name="Standard">
      <style:text-properties fo:font-weight="normal" officeooo:rsid="00f45961" officeooo:paragraph-rsid="00f45961" style:font-weight-asian="normal" style:font-weight-complex="normal"/>
    </style:style>
    <style:style style:name="P115" style:family="paragraph" style:parent-style-name="Standard">
      <style:text-properties fo:font-weight="normal" officeooo:rsid="00f5a0ff" officeooo:paragraph-rsid="00f5a0ff" style:font-weight-asian="normal" style:font-weight-complex="normal"/>
    </style:style>
    <style:style style:name="P116" style:family="paragraph" style:parent-style-name="Standard">
      <style:text-properties fo:font-weight="normal" officeooo:rsid="00f6816a" officeooo:paragraph-rsid="00f6816a" style:font-weight-asian="normal" style:font-weight-complex="normal"/>
    </style:style>
    <style:style style:name="P117" style:family="paragraph" style:parent-style-name="Standard">
      <style:text-properties fo:font-weight="normal" officeooo:rsid="00f8812c" officeooo:paragraph-rsid="00f8812c" style:font-weight-asian="normal" style:font-weight-complex="normal"/>
    </style:style>
    <style:style style:name="P118" style:family="paragraph" style:parent-style-name="Standard">
      <style:text-properties fo:font-weight="normal" officeooo:rsid="00fa6f96" officeooo:paragraph-rsid="00fa6f96" style:font-weight-asian="normal" style:font-weight-complex="normal"/>
    </style:style>
    <style:style style:name="P119" style:family="paragraph" style:parent-style-name="Standard">
      <style:text-properties fo:font-weight="normal" officeooo:rsid="01005578" officeooo:paragraph-rsid="01005578" style:font-weight-asian="normal" style:font-weight-complex="normal"/>
    </style:style>
    <style:style style:name="P120" style:family="paragraph" style:parent-style-name="Standard">
      <style:text-properties fo:font-weight="normal" officeooo:rsid="0102fa99" officeooo:paragraph-rsid="0102fa99" style:font-weight-asian="normal" style:font-weight-complex="normal"/>
    </style:style>
    <style:style style:name="P121" style:family="paragraph" style:parent-style-name="Standard">
      <style:text-properties fo:font-weight="normal" officeooo:rsid="0103771b" officeooo:paragraph-rsid="0103771b" style:font-weight-asian="normal" style:font-weight-complex="normal"/>
    </style:style>
    <style:style style:name="P122" style:family="paragraph" style:parent-style-name="Standard">
      <style:text-properties fo:font-weight="normal" officeooo:rsid="010407c2" officeooo:paragraph-rsid="010407c2" style:font-weight-asian="normal" style:font-weight-complex="normal"/>
    </style:style>
    <style:style style:name="P123" style:family="paragraph" style:parent-style-name="Standard">
      <style:text-properties fo:font-weight="normal" officeooo:rsid="011094dc" officeooo:paragraph-rsid="011094dc" style:font-weight-asian="normal" style:font-weight-complex="normal"/>
    </style:style>
    <style:style style:name="P124" style:family="paragraph" style:parent-style-name="Standard">
      <style:text-properties fo:font-weight="normal" officeooo:rsid="0113a46d" officeooo:paragraph-rsid="0113a46d" style:font-weight-asian="normal" style:font-weight-complex="normal"/>
    </style:style>
    <style:style style:name="P125" style:family="paragraph" style:parent-style-name="Standard">
      <style:text-properties fo:font-weight="normal" officeooo:rsid="011615fa" officeooo:paragraph-rsid="011615fa" style:font-weight-asian="normal" style:font-weight-complex="normal"/>
    </style:style>
    <style:style style:name="P126" style:family="paragraph" style:parent-style-name="Standard">
      <style:text-properties fo:font-weight="normal" officeooo:rsid="01164ad9" officeooo:paragraph-rsid="01164ad9" style:font-weight-asian="normal" style:font-weight-complex="normal"/>
    </style:style>
    <style:style style:name="P127" style:family="paragraph" style:parent-style-name="Standard">
      <style:text-properties fo:font-weight="normal" officeooo:rsid="0116f4c4" officeooo:paragraph-rsid="0116f4c4" style:font-weight-asian="normal" style:font-weight-complex="normal"/>
    </style:style>
    <style:style style:name="P128" style:family="paragraph" style:parent-style-name="Standard">
      <style:text-properties fo:font-weight="normal" officeooo:rsid="0117aa6c" officeooo:paragraph-rsid="0117aa6c" style:font-weight-asian="normal" style:font-weight-complex="normal"/>
    </style:style>
    <style:style style:name="P129" style:family="paragraph" style:parent-style-name="Standard">
      <style:text-properties fo:font-weight="normal" officeooo:rsid="0117ade2" officeooo:paragraph-rsid="0117ade2" style:font-weight-asian="normal" style:font-weight-complex="normal"/>
    </style:style>
    <style:style style:name="P130" style:family="paragraph" style:parent-style-name="Standard">
      <style:text-properties fo:font-weight="normal" officeooo:rsid="011900b0" officeooo:paragraph-rsid="011900b0" style:font-weight-asian="normal" style:font-weight-complex="normal"/>
    </style:style>
    <style:style style:name="P131" style:family="paragraph" style:parent-style-name="Standard">
      <style:text-properties fo:font-weight="normal" officeooo:rsid="01201b45" officeooo:paragraph-rsid="01201b45" style:font-weight-asian="normal" style:font-weight-complex="normal"/>
    </style:style>
    <style:style style:name="P132" style:family="paragraph" style:parent-style-name="Standard">
      <style:text-properties fo:font-weight="normal" officeooo:rsid="0124381f" officeooo:paragraph-rsid="0124381f" style:font-weight-asian="normal" style:font-weight-complex="normal"/>
    </style:style>
    <style:style style:name="P133" style:family="paragraph" style:parent-style-name="Standard">
      <style:text-properties fo:font-weight="normal" officeooo:rsid="0124f696" officeooo:paragraph-rsid="0124f696" style:font-weight-asian="normal" style:font-weight-complex="normal"/>
    </style:style>
    <style:style style:name="P134" style:family="paragraph" style:parent-style-name="Standard">
      <style:text-properties fo:font-weight="normal" officeooo:rsid="01276b16" officeooo:paragraph-rsid="01276b16" style:font-weight-asian="normal" style:font-weight-complex="normal"/>
    </style:style>
    <style:style style:name="P135" style:family="paragraph" style:parent-style-name="Standard">
      <style:text-properties fo:font-weight="normal" officeooo:rsid="0128b1d0" officeooo:paragraph-rsid="0128b1d0" style:font-weight-asian="normal" style:font-weight-complex="normal"/>
    </style:style>
    <style:style style:name="P136" style:family="paragraph" style:parent-style-name="Standard">
      <style:text-properties fo:font-weight="normal" officeooo:rsid="0129738a" officeooo:paragraph-rsid="0129738a" style:font-weight-asian="normal" style:font-weight-complex="normal"/>
    </style:style>
    <style:style style:name="P137" style:family="paragraph" style:parent-style-name="Standard">
      <style:text-properties fo:font-weight="normal" officeooo:rsid="012a1025" officeooo:paragraph-rsid="012a1025" style:font-weight-asian="normal" style:font-weight-complex="normal"/>
    </style:style>
    <style:style style:name="P138" style:family="paragraph" style:parent-style-name="Standard">
      <style:text-properties fo:font-weight="normal" officeooo:rsid="012a9196" officeooo:paragraph-rsid="012a9196" style:font-weight-asian="normal" style:font-weight-complex="normal"/>
    </style:style>
    <style:style style:name="P139" style:family="paragraph" style:parent-style-name="Standard">
      <style:text-properties fo:font-weight="normal" officeooo:rsid="012ba76e" officeooo:paragraph-rsid="012ba76e" style:font-weight-asian="normal" style:font-weight-complex="normal"/>
    </style:style>
    <style:style style:name="P140" style:family="paragraph" style:parent-style-name="Standard">
      <style:text-properties fo:font-weight="normal" officeooo:rsid="012c2b64" officeooo:paragraph-rsid="012c2b64" style:font-weight-asian="normal" style:font-weight-complex="normal"/>
    </style:style>
    <style:style style:name="P141" style:family="paragraph" style:parent-style-name="Standard">
      <style:text-properties fo:font-weight="normal" officeooo:rsid="012cf4b4" officeooo:paragraph-rsid="012cf4b4" style:font-weight-asian="normal" style:font-weight-complex="normal"/>
    </style:style>
    <style:style style:name="P142" style:family="paragraph" style:parent-style-name="Standard">
      <style:text-properties fo:font-weight="normal" officeooo:rsid="012f0327" officeooo:paragraph-rsid="012f0327" style:font-weight-asian="normal" style:font-weight-complex="normal"/>
    </style:style>
    <style:style style:name="P143" style:family="paragraph" style:parent-style-name="Standard">
      <style:text-properties fo:font-weight="normal" officeooo:rsid="01307081" officeooo:paragraph-rsid="01307081" style:font-weight-asian="normal" style:font-weight-complex="normal"/>
    </style:style>
    <style:style style:name="P144" style:family="paragraph" style:parent-style-name="Standard">
      <style:text-properties fo:font-weight="normal" officeooo:rsid="013361a6" officeooo:paragraph-rsid="013361a6" style:font-weight-asian="normal" style:font-weight-complex="normal"/>
    </style:style>
    <style:style style:name="P145" style:family="paragraph" style:parent-style-name="Standard">
      <style:text-properties fo:font-weight="normal" officeooo:rsid="0133a3bb" officeooo:paragraph-rsid="0133a3bb" style:font-weight-asian="normal" style:font-weight-complex="normal"/>
    </style:style>
    <style:style style:name="P146" style:family="paragraph" style:parent-style-name="Standard">
      <style:text-properties fo:font-weight="normal" officeooo:rsid="0138c851" officeooo:paragraph-rsid="0138c851" style:font-weight-asian="normal" style:font-weight-complex="normal"/>
    </style:style>
    <style:style style:name="P147" style:family="paragraph" style:parent-style-name="Standard">
      <style:text-properties fo:font-weight="normal" officeooo:rsid="013a0fc3" officeooo:paragraph-rsid="013a0fc3" style:font-weight-asian="normal" style:font-weight-complex="normal"/>
    </style:style>
    <style:style style:name="P148" style:family="paragraph" style:parent-style-name="Standard">
      <style:text-properties fo:font-weight="normal" officeooo:rsid="013b6781" officeooo:paragraph-rsid="013b6781" style:font-weight-asian="normal" style:font-weight-complex="normal"/>
    </style:style>
    <style:style style:name="P149" style:family="paragraph" style:parent-style-name="Standard">
      <style:text-properties fo:font-weight="normal" officeooo:rsid="013bc366" officeooo:paragraph-rsid="013bc366" style:font-weight-asian="normal" style:font-weight-complex="normal"/>
    </style:style>
    <style:style style:name="P150" style:family="paragraph" style:parent-style-name="Standard">
      <style:text-properties fo:font-weight="normal" officeooo:rsid="013cff1d" officeooo:paragraph-rsid="013cff1d" style:font-weight-asian="normal" style:font-weight-complex="normal"/>
    </style:style>
    <style:style style:name="P151" style:family="paragraph" style:parent-style-name="Standard">
      <style:text-properties fo:font-weight="normal" officeooo:rsid="013f3615" officeooo:paragraph-rsid="013f3615" style:font-weight-asian="normal" style:font-weight-complex="normal"/>
    </style:style>
    <style:style style:name="P152" style:family="paragraph" style:parent-style-name="Standard">
      <style:text-properties fo:font-weight="normal" officeooo:rsid="01411cc3" officeooo:paragraph-rsid="01411cc3" style:font-weight-asian="normal" style:font-weight-complex="normal"/>
    </style:style>
    <style:style style:name="P153" style:family="paragraph" style:parent-style-name="Standard">
      <style:text-properties fo:font-weight="normal" officeooo:rsid="01428db4" officeooo:paragraph-rsid="01428db4" style:font-weight-asian="normal" style:font-weight-complex="normal"/>
    </style:style>
    <style:style style:name="P154" style:family="paragraph" style:parent-style-name="Standard">
      <style:text-properties fo:font-weight="normal" officeooo:rsid="0144e84e" officeooo:paragraph-rsid="0144e84e" style:font-weight-asian="normal" style:font-weight-complex="normal"/>
    </style:style>
    <style:style style:name="P155" style:family="paragraph" style:parent-style-name="Standard">
      <style:text-properties fo:font-weight="normal" officeooo:rsid="0145d1bd" officeooo:paragraph-rsid="0145d1bd" style:font-weight-asian="normal" style:font-weight-complex="normal"/>
    </style:style>
    <style:style style:name="P156" style:family="paragraph" style:parent-style-name="Standard">
      <style:text-properties fo:font-weight="normal" officeooo:rsid="014b431a" officeooo:paragraph-rsid="014b431a" style:font-weight-asian="normal" style:font-weight-complex="normal"/>
    </style:style>
    <style:style style:name="P157" style:family="paragraph" style:parent-style-name="Standard">
      <style:text-properties fo:font-weight="normal" officeooo:rsid="0151beed" officeooo:paragraph-rsid="0151beed" style:font-weight-asian="normal" style:font-weight-complex="normal"/>
    </style:style>
    <style:style style:name="P158" style:family="paragraph" style:parent-style-name="Standard">
      <style:text-properties fo:font-weight="normal" officeooo:rsid="01532245" officeooo:paragraph-rsid="01532245" style:font-weight-asian="normal" style:font-weight-complex="normal"/>
    </style:style>
    <style:style style:name="P159" style:family="paragraph" style:parent-style-name="Standard">
      <style:text-properties fo:font-weight="normal" officeooo:rsid="01593639" officeooo:paragraph-rsid="01593639" style:font-weight-asian="normal" style:font-weight-complex="normal"/>
    </style:style>
    <style:style style:name="P160" style:family="paragraph" style:parent-style-name="Standard">
      <style:text-properties fo:font-weight="normal" officeooo:rsid="015c55b6" officeooo:paragraph-rsid="015c55b6" style:font-weight-asian="normal" style:font-weight-complex="normal"/>
    </style:style>
    <style:style style:name="P161" style:family="paragraph" style:parent-style-name="Standard">
      <style:text-properties fo:font-weight="normal" officeooo:rsid="015d3304" officeooo:paragraph-rsid="015d3304" style:font-weight-asian="normal" style:font-weight-complex="normal"/>
    </style:style>
    <style:style style:name="P162" style:family="paragraph" style:parent-style-name="Standard">
      <style:text-properties fo:font-weight="normal" officeooo:rsid="015f70d0" officeooo:paragraph-rsid="015f70d0" style:font-weight-asian="normal" style:font-weight-complex="normal"/>
    </style:style>
    <style:style style:name="P163" style:family="paragraph" style:parent-style-name="Standard">
      <style:text-properties fo:font-weight="normal" officeooo:rsid="0161574c" officeooo:paragraph-rsid="0161574c" style:font-weight-asian="normal" style:font-weight-complex="normal"/>
    </style:style>
    <style:style style:name="P164" style:family="paragraph" style:parent-style-name="Standard">
      <style:text-properties fo:font-weight="normal" officeooo:rsid="0161a323" officeooo:paragraph-rsid="0161a323" style:font-weight-asian="normal" style:font-weight-complex="normal"/>
    </style:style>
    <style:style style:name="P165" style:family="paragraph" style:parent-style-name="Standard">
      <style:text-properties fo:font-weight="normal" officeooo:rsid="0162aeaa" officeooo:paragraph-rsid="0162aeaa" style:font-weight-asian="normal" style:font-weight-complex="normal"/>
    </style:style>
    <style:style style:name="P166" style:family="paragraph" style:parent-style-name="Standard">
      <style:text-properties fo:font-weight="normal" officeooo:rsid="016498b8" officeooo:paragraph-rsid="016498b8" style:font-weight-asian="normal" style:font-weight-complex="normal"/>
    </style:style>
    <style:style style:name="P167" style:family="paragraph" style:parent-style-name="Standard">
      <style:text-properties fo:font-weight="normal" officeooo:rsid="01666916" officeooo:paragraph-rsid="01666916" style:font-weight-asian="normal" style:font-weight-complex="normal"/>
    </style:style>
    <style:style style:name="P168" style:family="paragraph" style:parent-style-name="Standard">
      <style:text-properties fo:font-weight="normal" officeooo:rsid="0168b221" officeooo:paragraph-rsid="0168b221" style:font-weight-asian="normal" style:font-weight-complex="normal"/>
    </style:style>
    <style:style style:name="P169" style:family="paragraph" style:parent-style-name="Standard">
      <style:text-properties fo:font-weight="normal" officeooo:rsid="016b1691" officeooo:paragraph-rsid="016b1691" style:font-weight-asian="normal" style:font-weight-complex="normal"/>
    </style:style>
    <style:style style:name="P170" style:family="paragraph" style:parent-style-name="Standard">
      <style:text-properties fo:font-weight="normal" officeooo:rsid="016bf3da" officeooo:paragraph-rsid="016bf3da" style:font-weight-asian="normal" style:font-weight-complex="normal"/>
    </style:style>
    <style:style style:name="P171" style:family="paragraph" style:parent-style-name="Standard">
      <style:text-properties fo:font-weight="normal" officeooo:rsid="016ceedb" officeooo:paragraph-rsid="016ceedb" style:font-weight-asian="normal" style:font-weight-complex="normal"/>
    </style:style>
    <style:style style:name="P172" style:family="paragraph" style:parent-style-name="Standard">
      <style:text-properties fo:font-weight="normal" officeooo:rsid="016cf111" officeooo:paragraph-rsid="016cf111" style:font-weight-asian="normal" style:font-weight-complex="normal"/>
    </style:style>
    <style:style style:name="P173" style:family="paragraph" style:parent-style-name="Standard">
      <style:text-properties fo:font-weight="normal" officeooo:rsid="016ed98c" officeooo:paragraph-rsid="016ed98c" style:font-weight-asian="normal" style:font-weight-complex="normal"/>
    </style:style>
    <style:style style:name="P174" style:family="paragraph" style:parent-style-name="Standard">
      <style:text-properties fo:font-weight="normal" officeooo:rsid="01700a12" officeooo:paragraph-rsid="01700a12" style:font-weight-asian="normal" style:font-weight-complex="normal"/>
    </style:style>
    <style:style style:name="P175" style:family="paragraph" style:parent-style-name="Standard">
      <style:text-properties fo:font-weight="normal" officeooo:rsid="017caae9" officeooo:paragraph-rsid="017caae9" style:font-weight-asian="normal" style:font-weight-complex="normal"/>
    </style:style>
    <style:style style:name="P176" style:family="paragraph" style:parent-style-name="Standard">
      <style:text-properties fo:font-weight="normal" officeooo:rsid="017f397a" officeooo:paragraph-rsid="017f397a" style:font-weight-asian="normal" style:font-weight-complex="normal"/>
    </style:style>
    <style:style style:name="P177" style:family="paragraph" style:parent-style-name="Standard">
      <style:text-properties fo:font-weight="normal" officeooo:rsid="0180c294" officeooo:paragraph-rsid="0180c294" style:font-weight-asian="normal" style:font-weight-complex="normal"/>
    </style:style>
    <style:style style:name="P178" style:family="paragraph" style:parent-style-name="Standard">
      <style:text-properties fo:font-weight="normal" officeooo:rsid="01830b1d" officeooo:paragraph-rsid="01830b1d" style:font-weight-asian="normal" style:font-weight-complex="normal"/>
    </style:style>
    <style:style style:name="P179" style:family="paragraph" style:parent-style-name="Standard">
      <style:text-properties fo:font-weight="normal" officeooo:rsid="0183f938" officeooo:paragraph-rsid="0183f938" style:font-weight-asian="normal" style:font-weight-complex="normal"/>
    </style:style>
    <style:style style:name="P180" style:family="paragraph" style:parent-style-name="Standard">
      <style:text-properties fo:font-weight="normal" officeooo:rsid="0184b282" officeooo:paragraph-rsid="0184b282" style:font-weight-asian="normal" style:font-weight-complex="normal"/>
    </style:style>
    <style:style style:name="P181" style:family="paragraph" style:parent-style-name="Standard">
      <style:text-properties fo:font-weight="normal" officeooo:rsid="0185a7b3" officeooo:paragraph-rsid="0185a7b3" style:font-weight-asian="normal" style:font-weight-complex="normal"/>
    </style:style>
    <style:style style:name="P182" style:family="paragraph" style:parent-style-name="Standard">
      <style:text-properties fo:font-weight="normal" officeooo:rsid="0186a9de" officeooo:paragraph-rsid="0186a9de" style:font-weight-asian="normal" style:font-weight-complex="normal"/>
    </style:style>
    <style:style style:name="P183" style:family="paragraph" style:parent-style-name="Standard">
      <style:text-properties fo:font-weight="normal" officeooo:rsid="018bfab8" officeooo:paragraph-rsid="018bfab8" style:font-weight-asian="normal" style:font-weight-complex="normal"/>
    </style:style>
    <style:style style:name="P184" style:family="paragraph" style:parent-style-name="Standard">
      <style:text-properties fo:font-weight="normal" officeooo:rsid="018ddd38" officeooo:paragraph-rsid="018ddd38" style:font-weight-asian="normal" style:font-weight-complex="normal"/>
    </style:style>
    <style:style style:name="P185" style:family="paragraph" style:parent-style-name="Standard">
      <style:text-properties fo:font-weight="normal" officeooo:rsid="01901cc1" officeooo:paragraph-rsid="01901cc1" style:font-weight-asian="normal" style:font-weight-complex="normal"/>
    </style:style>
    <style:style style:name="P186" style:family="paragraph" style:parent-style-name="Standard">
      <style:text-properties fo:font-weight="normal" officeooo:rsid="01917144" officeooo:paragraph-rsid="01917144" style:font-weight-asian="normal" style:font-weight-complex="normal"/>
    </style:style>
    <style:style style:name="P187" style:family="paragraph" style:parent-style-name="Standard">
      <style:text-properties fo:font-weight="normal" officeooo:rsid="01919716" officeooo:paragraph-rsid="01919716" style:font-weight-asian="normal" style:font-weight-complex="normal"/>
    </style:style>
    <style:style style:name="P188" style:family="paragraph" style:parent-style-name="Standard">
      <style:text-properties fo:font-weight="normal" officeooo:rsid="0191af79" officeooo:paragraph-rsid="0191af79" style:font-weight-asian="normal" style:font-weight-complex="normal"/>
    </style:style>
    <style:style style:name="P189" style:family="paragraph" style:parent-style-name="Standard">
      <style:text-properties fo:font-weight="normal" officeooo:rsid="0192504f" officeooo:paragraph-rsid="0192504f" style:font-weight-asian="normal" style:font-weight-complex="normal"/>
    </style:style>
    <style:style style:name="P190" style:family="paragraph" style:parent-style-name="Standard">
      <style:text-properties fo:font-weight="normal" officeooo:rsid="0193898e" officeooo:paragraph-rsid="0193898e" style:font-weight-asian="normal" style:font-weight-complex="normal"/>
    </style:style>
    <style:style style:name="P191" style:family="paragraph" style:parent-style-name="Standard">
      <style:text-properties fo:font-weight="normal" officeooo:rsid="01966ae7" officeooo:paragraph-rsid="01966ae7" style:font-weight-asian="normal" style:font-weight-complex="normal"/>
    </style:style>
    <style:style style:name="P192" style:family="paragraph" style:parent-style-name="Standard">
      <style:text-properties fo:font-weight="normal" officeooo:rsid="0197d71c" officeooo:paragraph-rsid="0197d71c" style:font-weight-asian="normal" style:font-weight-complex="normal"/>
    </style:style>
    <style:style style:name="P193" style:family="paragraph" style:parent-style-name="Standard">
      <style:text-properties fo:font-weight="normal" officeooo:rsid="019bd293" officeooo:paragraph-rsid="019bd293" style:font-weight-asian="normal" style:font-weight-complex="normal"/>
    </style:style>
    <style:style style:name="P194" style:family="paragraph" style:parent-style-name="Standard">
      <style:text-properties fo:font-weight="normal" officeooo:rsid="019c49bf" officeooo:paragraph-rsid="019c49bf" style:font-weight-asian="normal" style:font-weight-complex="normal"/>
    </style:style>
    <style:style style:name="P195" style:family="paragraph" style:parent-style-name="Standard">
      <style:text-properties fo:font-weight="normal" officeooo:rsid="019dfd0d" officeooo:paragraph-rsid="019dfd0d" style:font-weight-asian="normal" style:font-weight-complex="normal"/>
    </style:style>
    <style:style style:name="P196" style:family="paragraph" style:parent-style-name="Standard">
      <style:text-properties fo:font-weight="normal" officeooo:rsid="019ed11b" officeooo:paragraph-rsid="019ed11b" style:font-weight-asian="normal" style:font-weight-complex="normal"/>
    </style:style>
    <style:style style:name="P197" style:family="paragraph" style:parent-style-name="Standard">
      <style:text-properties fo:font-weight="normal" officeooo:rsid="019f190a" officeooo:paragraph-rsid="019f190a" style:font-weight-asian="normal" style:font-weight-complex="normal"/>
    </style:style>
    <style:style style:name="P198" style:family="paragraph" style:parent-style-name="Standard">
      <style:text-properties fo:font-weight="normal" officeooo:rsid="01a1173b" officeooo:paragraph-rsid="01a1173b" style:font-weight-asian="normal" style:font-weight-complex="normal"/>
    </style:style>
    <style:style style:name="P199" style:family="paragraph" style:parent-style-name="Standard">
      <style:text-properties fo:font-weight="normal" officeooo:rsid="01a2c266" officeooo:paragraph-rsid="01a2c266" style:font-weight-asian="normal" style:font-weight-complex="normal"/>
    </style:style>
    <style:style style:name="P200" style:family="paragraph" style:parent-style-name="Standard">
      <style:text-properties fo:font-weight="normal" officeooo:rsid="01a448f7" officeooo:paragraph-rsid="01a448f7" style:font-weight-asian="normal" style:font-weight-complex="normal"/>
    </style:style>
    <style:style style:name="P201" style:family="paragraph" style:parent-style-name="Standard">
      <style:text-properties fo:font-weight="normal" officeooo:rsid="01a5f8eb" officeooo:paragraph-rsid="01a5f8eb" style:font-weight-asian="normal" style:font-weight-complex="normal"/>
    </style:style>
    <style:style style:name="P202" style:family="paragraph" style:parent-style-name="Standard">
      <style:text-properties fo:font-weight="normal" officeooo:rsid="01a7a63f" officeooo:paragraph-rsid="01a7a63f" style:font-weight-asian="normal" style:font-weight-complex="normal"/>
    </style:style>
    <style:style style:name="P203" style:family="paragraph" style:parent-style-name="Standard">
      <style:text-properties fo:font-weight="normal" officeooo:rsid="01a8a668" officeooo:paragraph-rsid="01a8a668" style:font-weight-asian="normal" style:font-weight-complex="normal"/>
    </style:style>
    <style:style style:name="P204" style:family="paragraph" style:parent-style-name="Standard">
      <style:text-properties fo:font-weight="normal" officeooo:rsid="01a9b5ed" officeooo:paragraph-rsid="01a9b5ed" style:font-weight-asian="normal" style:font-weight-complex="normal"/>
    </style:style>
    <style:style style:name="P205" style:family="paragraph" style:parent-style-name="Standard">
      <style:text-properties fo:font-weight="normal" officeooo:rsid="01a9c129" officeooo:paragraph-rsid="01a9c129" style:font-weight-asian="normal" style:font-weight-complex="normal"/>
    </style:style>
    <style:style style:name="P206" style:family="paragraph" style:parent-style-name="Standard">
      <style:text-properties fo:font-weight="normal" officeooo:rsid="01aa41cd" officeooo:paragraph-rsid="01aa41cd" style:font-weight-asian="normal" style:font-weight-complex="normal"/>
    </style:style>
    <style:style style:name="P207" style:family="paragraph" style:parent-style-name="Standard">
      <style:text-properties fo:font-weight="normal" officeooo:rsid="01ab6465" officeooo:paragraph-rsid="01ab6465" style:font-weight-asian="normal" style:font-weight-complex="normal"/>
    </style:style>
    <style:style style:name="P208" style:family="paragraph" style:parent-style-name="Standard">
      <style:text-properties fo:font-weight="normal" officeooo:rsid="01acf1d9" officeooo:paragraph-rsid="01acf1d9" style:font-weight-asian="normal" style:font-weight-complex="normal"/>
    </style:style>
    <style:style style:name="P209" style:family="paragraph" style:parent-style-name="Standard">
      <style:text-properties fo:font-weight="normal" officeooo:rsid="01ad8c71" officeooo:paragraph-rsid="01ad8c71" style:font-weight-asian="normal" style:font-weight-complex="normal"/>
    </style:style>
    <style:style style:name="P210" style:family="paragraph" style:parent-style-name="Standard">
      <style:text-properties fo:font-weight="normal" officeooo:rsid="01af28ad" officeooo:paragraph-rsid="01af28ad" style:font-weight-asian="normal" style:font-weight-complex="normal"/>
    </style:style>
    <style:style style:name="P211" style:family="paragraph" style:parent-style-name="Standard">
      <style:text-properties fo:font-weight="normal" officeooo:rsid="01b10e39" officeooo:paragraph-rsid="01b10e39" style:font-weight-asian="normal" style:font-weight-complex="normal"/>
    </style:style>
    <style:style style:name="P212" style:family="paragraph" style:parent-style-name="Standard">
      <style:text-properties fo:font-weight="normal" officeooo:rsid="01b218e8" officeooo:paragraph-rsid="01b218e8" style:font-weight-asian="normal" style:font-weight-complex="normal"/>
    </style:style>
    <style:style style:name="P213" style:family="paragraph" style:parent-style-name="Standard">
      <style:text-properties fo:font-weight="normal" officeooo:rsid="01b3226b" officeooo:paragraph-rsid="01b3226b" style:font-weight-asian="normal" style:font-weight-complex="normal"/>
    </style:style>
    <style:style style:name="P214" style:family="paragraph" style:parent-style-name="Standard">
      <style:text-properties fo:font-weight="normal" officeooo:rsid="01b37245" officeooo:paragraph-rsid="01b37245" style:font-weight-asian="normal" style:font-weight-complex="normal"/>
    </style:style>
    <style:style style:name="P215" style:family="paragraph" style:parent-style-name="Standard">
      <style:text-properties fo:font-weight="normal" officeooo:rsid="01b51809" officeooo:paragraph-rsid="01b51809" style:font-weight-asian="normal" style:font-weight-complex="normal"/>
    </style:style>
    <style:style style:name="P216" style:family="paragraph" style:parent-style-name="Standard" style:list-style-name="L1">
      <style:text-properties fo:font-weight="normal" officeooo:rsid="0041c87a" officeooo:paragraph-rsid="0041c87a" style:font-weight-asian="normal" style:font-weight-complex="normal"/>
    </style:style>
    <style:style style:name="P217" style:family="paragraph" style:parent-style-name="Standard" style:list-style-name="L2">
      <style:text-properties fo:font-weight="normal" officeooo:rsid="004580dd" officeooo:paragraph-rsid="0046a7f3" style:font-weight-asian="normal" style:font-weight-complex="normal"/>
    </style:style>
    <style:style style:name="P218" style:family="paragraph" style:parent-style-name="Standard" style:list-style-name="L2">
      <style:text-properties fo:font-weight="normal" officeooo:rsid="0046a7f3" officeooo:paragraph-rsid="0046a7f3" style:font-weight-asian="normal" style:font-weight-complex="normal"/>
    </style:style>
    <style:style style:name="P219" style:family="paragraph" style:parent-style-name="Standard" style:list-style-name="L3">
      <style:text-properties fo:font-weight="normal" officeooo:rsid="0046a7f3" officeooo:paragraph-rsid="0046a7f3" style:font-weight-asian="normal" style:font-weight-complex="normal"/>
    </style:style>
    <style:style style:name="P220" style:family="paragraph" style:parent-style-name="Standard">
      <style:text-properties fo:font-weight="normal" officeooo:rsid="004e831d" officeooo:paragraph-rsid="004e831d" style:font-weight-asian="normal" style:font-weight-complex="normal"/>
    </style:style>
    <style:style style:name="P221" style:family="paragraph" style:parent-style-name="Standard" style:list-style-name="L4">
      <style:text-properties fo:font-weight="normal" officeooo:rsid="005afc13" officeooo:paragraph-rsid="005cc7ff" style:font-weight-asian="normal" style:font-weight-complex="normal"/>
    </style:style>
    <style:style style:name="P222" style:family="paragraph" style:parent-style-name="Standard" style:list-style-name="L4">
      <style:text-properties fo:font-weight="normal" officeooo:rsid="005cc7ff" officeooo:paragraph-rsid="005f0b50" style:font-weight-asian="normal" style:font-weight-complex="normal"/>
    </style:style>
    <style:style style:name="P223" style:family="paragraph" style:parent-style-name="Standard">
      <style:text-properties fo:font-weight="normal" officeooo:rsid="006d3798" officeooo:paragraph-rsid="006d3798" style:font-weight-asian="normal" style:font-weight-complex="normal"/>
    </style:style>
    <style:style style:name="P224" style:family="paragraph" style:parent-style-name="Standard">
      <style:text-properties fo:font-weight="normal" officeooo:rsid="006e056c" officeooo:paragraph-rsid="006e056c" style:font-weight-asian="normal" style:font-weight-complex="normal"/>
    </style:style>
    <style:style style:name="P225" style:family="paragraph" style:parent-style-name="Standard" style:list-style-name="L5">
      <style:text-properties fo:font-weight="normal" officeooo:rsid="00816434" officeooo:paragraph-rsid="00816434" style:font-weight-asian="normal" style:font-weight-complex="normal"/>
    </style:style>
    <style:style style:name="P226" style:family="paragraph" style:parent-style-name="Standard">
      <style:text-properties fo:font-weight="normal" officeooo:rsid="017b742a" officeooo:paragraph-rsid="017b742a"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692e35" style:font-weight-asian="normal" style:font-weight-complex="normal"/>
    </style:style>
    <style:style style:name="T3" style:family="text">
      <style:text-properties fo:font-weight="normal" officeooo:rsid="0069e02c" style:font-weight-asian="normal" style:font-weight-complex="normal"/>
    </style:style>
    <style:style style:name="T4" style:family="text">
      <style:text-properties fo:font-weight="normal" officeooo:rsid="006a7afe" style:font-weight-asian="normal" style:font-weight-complex="normal"/>
    </style:style>
    <style:style style:name="T5" style:family="text">
      <style:text-properties fo:font-weight="normal" officeooo:rsid="006fdf53" style:font-weight-asian="normal" style:font-weight-complex="normal"/>
    </style:style>
    <style:style style:name="T6" style:family="text">
      <style:text-properties fo:font-weight="normal" officeooo:rsid="00728f46" style:font-weight-asian="normal" style:font-weight-complex="normal"/>
    </style:style>
    <style:style style:name="T7" style:family="text">
      <style:text-properties fo:font-weight="normal" officeooo:rsid="0073805c" style:font-weight-asian="normal" style:font-weight-complex="normal"/>
    </style:style>
    <style:style style:name="T8" style:family="text">
      <style:text-properties fo:font-weight="normal" officeooo:rsid="0077be26" style:font-weight-asian="normal" style:font-weight-complex="normal"/>
    </style:style>
    <style:style style:name="T9" style:family="text">
      <style:text-properties fo:font-weight="normal" officeooo:rsid="0078f9b4" style:font-weight-asian="normal" style:font-weight-complex="normal"/>
    </style:style>
    <style:style style:name="T10" style:family="text">
      <style:text-properties fo:font-weight="normal" officeooo:rsid="00797430" style:font-weight-asian="normal" style:font-weight-complex="normal"/>
    </style:style>
    <style:style style:name="T11" style:family="text">
      <style:text-properties fo:font-weight="normal" officeooo:rsid="007afe9a" style:font-weight-asian="normal" style:font-weight-complex="normal"/>
    </style:style>
    <style:style style:name="T12" style:family="text">
      <style:text-properties fo:font-weight="normal" officeooo:rsid="01556c6d" style:font-weight-asian="normal" style:font-weight-complex="normal"/>
    </style:style>
    <style:style style:name="T13" style:family="text">
      <style:text-properties fo:font-weight="normal" officeooo:rsid="0156249a" style:font-weight-asian="normal" style:font-weight-complex="normal"/>
    </style:style>
    <style:style style:name="T14" style:family="text">
      <style:text-properties fo:font-weight="normal" officeooo:rsid="0172e7eb" style:font-weight-asian="normal" style:font-weight-complex="normal"/>
    </style:style>
    <style:style style:name="T15" style:family="text">
      <style:text-properties fo:font-weight="normal" officeooo:rsid="01751154" style:font-weight-asian="normal" style:font-weight-complex="normal"/>
    </style:style>
    <style:style style:name="T16" style:family="text">
      <style:text-properties fo:font-weight="normal" officeooo:rsid="017658dd" style:font-weight-asian="normal" style:font-weight-complex="normal"/>
    </style:style>
    <style:style style:name="T17" style:family="text">
      <style:text-properties fo:font-weight="normal" officeooo:rsid="0176d701" style:font-weight-asian="normal" style:font-weight-complex="normal"/>
    </style:style>
    <style:style style:name="T18" style:family="text">
      <style:text-properties fo:font-weight="normal" officeooo:rsid="01784491" style:font-weight-asian="normal" style:font-weight-complex="normal"/>
    </style:style>
    <style:style style:name="T19" style:family="text">
      <style:text-properties fo:font-weight="normal" officeooo:rsid="0178f53f" style:font-weight-asian="normal" style:font-weight-complex="normal"/>
    </style:style>
    <style:style style:name="T20" style:family="text">
      <style:text-properties fo:font-weight="normal" officeooo:rsid="017a67b2"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bold" officeooo:rsid="009b6dbe" style:font-weight-asian="bold" style:font-weight-complex="bold"/>
    </style:style>
    <style:style style:name="T23" style:family="text">
      <style:text-properties fo:font-weight="bold" officeooo:rsid="0146895b" style:font-weight-asian="bold" style:font-weight-complex="bold"/>
    </style:style>
    <style:style style:name="T24" style:family="text">
      <style:text-properties fo:font-weight="bold" officeooo:rsid="0181af3d" style:font-weight-asian="bold" style:font-weight-complex="bold"/>
    </style:style>
    <style:style style:name="T25" style:family="text">
      <style:text-properties style:text-position="super 58%"/>
    </style:style>
    <style:style style:name="T26" style:family="text">
      <style:text-properties officeooo:rsid="004281a9"/>
    </style:style>
    <style:style style:name="T27" style:family="text">
      <style:text-properties officeooo:rsid="0044b96e"/>
    </style:style>
    <style:style style:name="T28" style:family="text">
      <style:text-properties officeooo:rsid="0046a7f3"/>
    </style:style>
    <style:style style:name="T29" style:family="text">
      <style:text-properties officeooo:rsid="0049d632"/>
    </style:style>
    <style:style style:name="T30" style:family="text">
      <style:text-properties officeooo:rsid="004cd750"/>
    </style:style>
    <style:style style:name="T31" style:family="text">
      <style:text-properties officeooo:rsid="005118c8"/>
    </style:style>
    <style:style style:name="T32" style:family="text">
      <style:text-properties officeooo:rsid="0054109f"/>
    </style:style>
    <style:style style:name="T33" style:family="text">
      <style:text-properties officeooo:rsid="005833be"/>
    </style:style>
    <style:style style:name="T34" style:family="text">
      <style:text-properties officeooo:rsid="005d634f"/>
    </style:style>
    <style:style style:name="T35" style:family="text">
      <style:text-properties officeooo:rsid="0064a239"/>
    </style:style>
    <style:style style:name="T36" style:family="text">
      <style:text-properties officeooo:rsid="0067be39"/>
    </style:style>
    <style:style style:name="T37" style:family="text">
      <style:text-properties officeooo:rsid="007bd128"/>
    </style:style>
    <style:style style:name="T38" style:family="text">
      <style:text-properties officeooo:rsid="007e546c"/>
    </style:style>
    <style:style style:name="T39" style:family="text">
      <style:text-properties officeooo:rsid="0080be24"/>
    </style:style>
    <style:style style:name="T40" style:family="text">
      <style:text-properties officeooo:rsid="00840a0f"/>
    </style:style>
    <style:style style:name="T41" style:family="text">
      <style:text-properties officeooo:rsid="00893c07"/>
    </style:style>
    <style:style style:name="T42" style:family="text">
      <style:text-properties officeooo:rsid="008cf0d4"/>
    </style:style>
    <style:style style:name="T43" style:family="text">
      <style:text-properties officeooo:rsid="008f827e"/>
    </style:style>
    <style:style style:name="T44" style:family="text">
      <style:text-properties officeooo:rsid="00964790"/>
    </style:style>
    <style:style style:name="T45" style:family="text">
      <style:text-properties officeooo:rsid="0097e544"/>
    </style:style>
    <style:style style:name="T46" style:family="text">
      <style:text-properties officeooo:rsid="009b6dbe"/>
    </style:style>
    <style:style style:name="T47" style:family="text">
      <style:text-properties officeooo:rsid="009d6e37"/>
    </style:style>
    <style:style style:name="T48" style:family="text">
      <style:text-properties officeooo:rsid="00a046a9"/>
    </style:style>
    <style:style style:name="T49" style:family="text">
      <style:text-properties officeooo:rsid="00a959af"/>
    </style:style>
    <style:style style:name="T50" style:family="text">
      <style:text-properties officeooo:rsid="00ac0d06"/>
    </style:style>
    <style:style style:name="T51" style:family="text">
      <style:text-properties officeooo:rsid="00b03e58"/>
    </style:style>
    <style:style style:name="T52" style:family="text">
      <style:text-properties officeooo:rsid="00b81c71"/>
    </style:style>
    <style:style style:name="T53" style:family="text">
      <style:text-properties officeooo:rsid="00bcdcfc"/>
    </style:style>
    <style:style style:name="T54" style:family="text">
      <style:text-properties officeooo:rsid="00c1ac3f"/>
    </style:style>
    <style:style style:name="T55" style:family="text">
      <style:text-properties officeooo:rsid="00c60fae"/>
    </style:style>
    <style:style style:name="T56" style:family="text">
      <style:text-properties officeooo:rsid="00c76c7d"/>
    </style:style>
    <style:style style:name="T57" style:family="text">
      <style:text-properties officeooo:rsid="00ca1351"/>
    </style:style>
    <style:style style:name="T58" style:family="text">
      <style:text-properties officeooo:rsid="00ccfaf6"/>
    </style:style>
    <style:style style:name="T59" style:family="text">
      <style:text-properties officeooo:rsid="00d6e203"/>
    </style:style>
    <style:style style:name="T60" style:family="text">
      <style:text-properties officeooo:rsid="00e06f4f"/>
    </style:style>
    <style:style style:name="T61" style:family="text">
      <style:text-properties officeooo:rsid="00e22c34"/>
    </style:style>
    <style:style style:name="T62" style:family="text">
      <style:text-properties officeooo:rsid="00ea7fcb"/>
    </style:style>
    <style:style style:name="T63" style:family="text">
      <style:text-properties officeooo:rsid="00ef9128"/>
    </style:style>
    <style:style style:name="T64" style:family="text">
      <style:text-properties officeooo:rsid="00f26545"/>
    </style:style>
    <style:style style:name="T65" style:family="text">
      <style:text-properties officeooo:rsid="00f6816a"/>
    </style:style>
    <style:style style:name="T66" style:family="text">
      <style:text-properties officeooo:rsid="00f70374"/>
    </style:style>
    <style:style style:name="T67" style:family="text">
      <style:text-properties officeooo:rsid="00fa6f65"/>
    </style:style>
    <style:style style:name="T68" style:family="text">
      <style:text-properties officeooo:rsid="00fad1f7"/>
    </style:style>
    <style:style style:name="T69" style:family="text">
      <style:text-properties officeooo:rsid="010194ea"/>
    </style:style>
    <style:style style:name="T70" style:family="text">
      <style:text-properties officeooo:rsid="01037341"/>
    </style:style>
    <style:style style:name="T71" style:family="text">
      <style:text-properties officeooo:rsid="010458e2"/>
    </style:style>
    <style:style style:name="T72" style:family="text">
      <style:text-properties officeooo:rsid="010852d5"/>
    </style:style>
    <style:style style:name="T73" style:family="text">
      <style:text-properties officeooo:rsid="010a0ed1"/>
    </style:style>
    <style:style style:name="T74" style:family="text">
      <style:text-properties officeooo:rsid="010b96f4"/>
    </style:style>
    <style:style style:name="T75" style:family="text">
      <style:text-properties officeooo:rsid="0110db74"/>
    </style:style>
    <style:style style:name="T76" style:family="text">
      <style:text-properties officeooo:rsid="0118686a"/>
    </style:style>
    <style:style style:name="T77" style:family="text">
      <style:text-properties officeooo:rsid="0119beaf"/>
    </style:style>
    <style:style style:name="T78" style:family="text">
      <style:text-properties officeooo:rsid="0120a6bd"/>
    </style:style>
    <style:style style:name="T79" style:family="text">
      <style:text-properties officeooo:rsid="0125ec84"/>
    </style:style>
    <style:style style:name="T80" style:family="text">
      <style:text-properties officeooo:rsid="0128654a"/>
    </style:style>
    <style:style style:name="T81" style:family="text">
      <style:text-properties officeooo:rsid="0129738a"/>
    </style:style>
    <style:style style:name="T82" style:family="text">
      <style:text-properties officeooo:rsid="012b7e1a"/>
    </style:style>
    <style:style style:name="T83" style:family="text">
      <style:text-properties officeooo:rsid="012d01f8"/>
    </style:style>
    <style:style style:name="T84" style:family="text">
      <style:text-properties officeooo:rsid="0131faba"/>
    </style:style>
    <style:style style:name="T85" style:family="text">
      <style:text-properties officeooo:rsid="013538eb"/>
    </style:style>
    <style:style style:name="T86" style:family="text">
      <style:text-properties officeooo:rsid="013e1359"/>
    </style:style>
    <style:style style:name="T87" style:family="text">
      <style:text-properties officeooo:rsid="014150c8"/>
    </style:style>
    <style:style style:name="T88" style:family="text">
      <style:text-properties officeooo:rsid="01435752"/>
    </style:style>
    <style:style style:name="T89" style:family="text">
      <style:text-properties officeooo:rsid="01448dbf"/>
    </style:style>
    <style:style style:name="T90" style:family="text">
      <style:text-properties officeooo:rsid="0146895b"/>
    </style:style>
    <style:style style:name="T91" style:family="text">
      <style:text-properties officeooo:rsid="014bfe1e"/>
    </style:style>
    <style:style style:name="T92" style:family="text">
      <style:text-properties officeooo:rsid="015202c3"/>
    </style:style>
    <style:style style:name="T93" style:family="text">
      <style:text-properties officeooo:rsid="015323df"/>
    </style:style>
    <style:style style:name="T94" style:family="text">
      <style:text-properties officeooo:rsid="0159b164"/>
    </style:style>
    <style:style style:name="T95" style:family="text">
      <style:text-properties officeooo:rsid="015d4725"/>
    </style:style>
    <style:style style:name="T96" style:family="text">
      <style:text-properties officeooo:rsid="01670779"/>
    </style:style>
    <style:style style:name="T97" style:family="text">
      <style:text-properties officeooo:rsid="0168b674"/>
    </style:style>
    <style:style style:name="T98" style:family="text">
      <style:text-properties officeooo:rsid="016b84bd"/>
    </style:style>
    <style:style style:name="T99" style:family="text">
      <style:text-properties officeooo:rsid="017db59b"/>
    </style:style>
    <style:style style:name="T100" style:family="text">
      <style:text-properties officeooo:rsid="0181af3d"/>
    </style:style>
    <style:style style:name="T101" style:family="text">
      <style:text-properties officeooo:rsid="0185019f"/>
    </style:style>
    <style:style style:name="T102" style:family="text">
      <style:text-properties officeooo:rsid="018607ad"/>
    </style:style>
    <style:style style:name="T103" style:family="text">
      <style:text-properties officeooo:rsid="0186e2cd"/>
    </style:style>
    <style:style style:name="T104" style:family="text">
      <style:text-properties officeooo:rsid="018a063c"/>
    </style:style>
    <style:style style:name="T105" style:family="text">
      <style:text-properties officeooo:rsid="018b34f0"/>
    </style:style>
    <style:style style:name="T106" style:family="text">
      <style:text-properties officeooo:rsid="018bfab8"/>
    </style:style>
    <style:style style:name="T107" style:family="text">
      <style:text-properties officeooo:rsid="01915f10"/>
    </style:style>
    <style:style style:name="T108" style:family="text">
      <style:text-properties officeooo:rsid="0193898e"/>
    </style:style>
    <style:style style:name="T109" style:family="text">
      <style:text-properties officeooo:rsid="01955fbe"/>
    </style:style>
    <style:style style:name="T110" style:family="text">
      <style:text-properties officeooo:rsid="01983492"/>
    </style:style>
    <style:style style:name="T111" style:family="text">
      <style:text-properties officeooo:rsid="019c49bf"/>
    </style:style>
    <style:style style:name="T112" style:family="text">
      <style:text-properties officeooo:rsid="01a29f57"/>
    </style:style>
    <style:style style:name="T113" style:family="text">
      <style:text-properties officeooo:rsid="01b1dcb9"/>
    </style:style>
    <style:style style:name="T114" style:family="text">
      <style:text-properties officeooo:rsid="01b6dbfd"/>
    </style:style>
    <style:style style:name="T115" style:family="text">
      <style:text-properties officeooo:rsid="01b7db82"/>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cture 22</text:p>
      <text:p text:style-name="P1"/>
      <text:p text:style-name="P33">link layer</text:p>
      <text:p text:style-name="P33"/>
      <text:p text:style-name="P33">hop-by-hop. Frames data from network layer. Implemented in routers and switches</text:p>
      <text:p text:style-name="P33"/>
      <text:p text:style-name="P33">wireless is a data linker layer protocols</text:p>
      <text:p text:style-name="P33"/>
      <text:p text:style-name="P33">multiple access control MAC – access control controls what/when devices access the medium</text:p>
      <text:p text:style-name="P33"/>
      <text:p text:style-name="P34">hosts and routers are called nodes, channels that connect adjacent nodes are links, link-layer packet is a frame (encapsulates datagram).</text:p>
      <text:p text:style-name="P34"/>
      <text:p text:style-name="P35">Link layer services </text:p>
      <text:list xml:id="list1551630557248293927" text:style-name="L1">
        <text:list-item>
          <text:p text:style-name="P216">framing – encapsulates network layer datagram, adding header, footer</text:p>
        </text:list-item>
        <text:list-item>
          <text:p text:style-name="P216">link access – control access if shared medium</text:p>
        </text:list-item>
        <text:list-item>
          <text:p text:style-name="P216">MAC address used in frame headers</text:p>
        </text:list-item>
        <text:list-item>
          <text:p text:style-name="P216">reliable delivery between nodes – to avoid retransmission</text:p>
        </text:list-item>
        <text:list-item>
          <text:p text:style-name="P216">flow control – pacing between sending and receiving nodes</text:p>
        </text:list-item>
        <text:list-item>
          <text:p text:style-name="P216">error detection </text:p>
        </text:list-item>
        <text:list-item>
          <text:p text:style-name="P216">error correction</text:p>
        </text:list-item>
        <text:list-item>
          <text:p text:style-name="P216">half-duplex and full-duplex</text:p>
        </text:list-item>
      </text:list>
      <text:p text:style-name="P35"/>
      <text:p text:style-name="P35">implemented in NICs</text:p>
      <text:p text:style-name="P35"/>
      <text:p text:style-name="P35">error detection is implemented using CRC bits or checksum. <text:span text:style-name="T26">Checksum detects burst errors (multiple errors per packet).</text:span></text:p>
      <text:p text:style-name="P35"/>
      <text:p text:style-name="P36">Mulptiple acccess links and protocols. 2 two types: point to point and broadcast (shared wire/medium)</text:p>
      <text:p text:style-name="P36"/>
      <text:p text:style-name="P36">mulptiple access problem is collision due to simultaneous use of link.</text:p>
      <text:p text:style-name="P35"/>
      <text:p text:style-name="P37">Ideal is when a node wants to transmit it can at full bandwidth, when M nodes want to transmit they can at 1/M fraction of bandwidth, fully decentralized so that no coordination needs to be done. <text:span text:style-name="T27">No synchronization nor coordinator </text:span></text:p>
      <text:p text:style-name="P37"/>
      <text:p text:style-name="P38">3 types: </text:p>
      <text:list xml:id="list7418456150951117849" text:style-name="L2">
        <text:list-item>
          <text:p text:style-name="P217">channel partitioning <text:span text:style-name="T28">divide channel and parcel out to nodes</text:span> </text:p>
          <text:list>
            <text:list-item>
              <text:p text:style-name="P218">tdma, particular time slot assigned</text:p>
            </text:list-item>
            <text:list-item>
              <text:p text:style-name="P218">fdma, guard bands in between </text:p>
            </text:list-item>
          </text:list>
        </text:list-item>
        <text:list-item>
          <text:p text:style-name="P217">random access, <text:span text:style-name="T28">not divided and recover from collisions</text:span></text:p>
          <text:list>
            <text:list-item>
              <text:p text:style-name="P218">how to detect collision? How to recover?</text:p>
            </text:list-item>
          </text:list>
        </text:list-item>
        <text:list-item>
          <text:p text:style-name="P217">taking turns <text:span text:style-name="T28">pass a token</text:span></text:p>
        </text:list-item>
      </text:list>
      <text:p text:style-name="P38"/>
      <text:p text:style-name="P39">ALOHA (random access)</text:p>
      <text:list xml:id="list2420895109164664585" text:style-name="L3">
        <text:list-item>
          <text:p text:style-name="P219">send whenever, listen for ack based on RTT-delay (set time). No ack resend after randomization</text:p>
        </text:list-item>
        <text:list-item>
          <text:p text:style-name="P219">no carrier sense (no sensing the medium). Utilization ~ 18%</text:p>
        </text:list-item>
      </text:list>
      <text:p text:style-name="P2"><text:soft-page-break/>Lecture 23</text:p>
      <text:p text:style-name="P2"/>
      <text:p text:style-name="P39">in <text:span text:style-name="T21">unslotted aloha</text:span> you can collide on each side your transmissions</text:p>
      <text:p text:style-name="P39"/>
      <text:p text:style-name="P39">P(success by given node) = P(node transmits)*</text:p>
      <text:p text:style-name="P39"><text:tab/><text:tab/><text:tab/> <text:s text:c="6"/>P(no other node transits on the left side of you)*</text:p>
      <text:p text:style-name="P39"><text:s/><text:tab/> <text:s text:c="30"/>P(no other node transmits right side) </text:p>
      <text:p text:style-name="P39"><text:tab/><text:tab/><text:tab/> <text:s text:c="5"/>=p*(1-p)^n-1 * (1-p)^n-1</text:p>
      <text:p text:style-name="P39"><text:tab/><text:tab/><text:tab/> <text:s text:c="5"/>=p*(1-p)^2(n-1)</text:p>
      <text:p text:style-name="P39"><text:tab/><text:tab/> <text:s text:c="17"/>as <text:s/>n-&gt; inf you get 1/2e ~.18</text:p>
      <text:p text:style-name="P39"/>
      <text:p text:style-name="P40"/>
      <text:p text:style-name="P41"><text:span text:style-name="T21">slotted aloha</text:span> – time slots – align at the time slot. Synchronization. <text:span text:style-name="T29">Still no carrier sense and collisions still happen so you just resend if no ack.</text:span></text:p>
      <text:p text:style-name="P41"/>
      <text:p text:style-name="P42">Efficiency is 1/e <text:span text:style-name="T30">by saying that prob of transmitting for 1 node is now p*(1-p)^n-1 and for N nodes it's N* p*(1-p)^n-1, and as N-&gt;inf you get 1/e</text:span></text:p>
      <text:p text:style-name="P42"/>
      <text:p text:style-name="P220">csma – just sense whether the channel is busy. If busy then don't transmit or if during tranmission if you sense that channel becomes busy then retransmit</text:p>
      <text:p text:style-name="P42"/>
      <text:p text:style-name="P43">csma/cd – <text:span text:style-name="T31">collision detection is performed comparing measured signal strength of transmitted versus received. Cannot do collision detection in wireless because neighborhoods of you and your neighbor are different <text:s/>(hidden node problem)</text:span></text:p>
      <text:p text:style-name="P43"/>
      <text:p text:style-name="P44">main paradigm on shared medium is broadcast and filter. <text:span text:style-name="T32">Send to all and if you're the one addressed in the MAC header then drop the packet. Called filtration.</text:span></text:p>
      <text:p text:style-name="P41"/>
      <text:p text:style-name="P3">Lecture 24</text:p>
      <text:p text:style-name="P3"/>
      <text:p text:style-name="P45">analyzing csma/cd. Collisions precipitate timer to wait to resend which is doubled if there are subsequent collisions. Exponential back off</text:p>
      <text:p text:style-name="P45"/>
      <text:p text:style-name="P46">for csma/cd u = 1/(1+5a) where a is prop/trans. 5 is a function of the number of collisions. More nodes more collisions, utilization goes down.</text:p>
      <text:p text:style-name="P46"/>
      <text:p text:style-name="P47">Size of the frame increases utilization in slotted aloha <text:span text:style-name="T33">csma/cd. Changing the factor a, prop/trans greatly affects network utilization</text:span></text:p>
      <text:p text:style-name="P47"/>
      <text:p text:style-name="P48">collision detection in wireless – lack of correlation at the receiver and sender. No collision detected at sender of collision that happens at receiver, detected by sender, since neighborhoods are different, disjoint</text:p>
      <text:p text:style-name="P47"/>
      <text:p text:style-name="P49">token based protocols – </text:p>
      <text:list xml:id="list7528385039695698321" text:style-name="L4">
        <text:list-item>
          <text:p text:style-name="P221">polling master node. Polling overhead and latency waiting to be polled. Single point of failure.</text:p>
        </text:list-item>
        <text:list-item>
          <text:p text:style-name="P222">Token passing – need to hold token in order to transmit. Two options (pass after transmission or pass after reception of your own data). <text:span text:style-name="T34">Token overhead, latency, single point of failure. Release after reception: u=sum(T_i)/[sum(T_i)+(N+1)prop] ←-- token passing ~ 1/(1+a). release after transmission not waiting for token so N is abset and therefore <text:s/>1/(1+a/N)</text:span></text:p>
        </text:list-item>
      </text:list>
      <text:p text:style-name="P50"><text:soft-page-break/>Ethernet – dominant LAN tech. Csma/cd</text:p>
      <text:p text:style-name="P47"/>
      <text:p text:style-name="P51">bus topology and star topology with switch at center</text:p>
      <text:p text:style-name="P51"/>
      <text:p text:style-name="P52">ethernet unreliable, connectionless, MAC protocol is csma/cd <text:span text:style-name="T35">with doubling of the range in which you select the retransmit timer, not doubling the time. Exponential backoff in that sense, range from which random nubmer chosen is multipled by 2. csma/cd = 1/(1+5a) utilization.</text:span></text:p>
      <text:p text:style-name="P52"/>
      <text:p text:style-name="P53">Switched ethernet each link is its own collision domain. <text:span text:style-name="T36">Because a switch routes packets correct across its interfaces smartly. </text:span></text:p>
      <text:p text:style-name="P53"/>
      <text:p text:style-name="P4">Lecture 25 </text:p>
      <text:p text:style-name="P4"/>
      <text:p text:style-name="P4"><text:span text:style-name="T1">switching hubs are intelligent . </text:span><text:span text:style-name="T2">MAC address 48 bit burned into NIC ROM. </text:span><text:span text:style-name="T3">MAC is hop by hop. </text:span><text:span text:style-name="T4">So mac only identifies you between on a switching domain.</text:span></text:p>
      <text:p text:style-name="P4"/>
      <text:p text:style-name="P5"><text:span text:style-name="T4">I</text:span><text:span text:style-name="T1">p is end-to-end</text:span></text:p>
      <text:p text:style-name="P5"/>
      <text:p text:style-name="P223">ARP : address resolution protocol: how to determine mac address of B knowing B's ip address</text:p>
      <text:p text:style-name="P224">each node has an ARP table which stores IP/MAC address mapping &lt;ip,mac,ttl&gt;</text:p>
      <text:p text:style-name="P6"/>
      <text:p text:style-name="P6"><text:span text:style-name="T1">if entry is abset from ARP table then a broadcast is done. All machines receive query and only the matching one responds. </text:span><text:span text:style-name="T5">Response is then cached but soft because times out.</text:span></text:p>
      <text:p text:style-name="P6"/>
      <text:p text:style-name="P7"><text:span text:style-name="T5">B</text:span><text:span text:style-name="T1">etween different subnets link-layer frames are addressed to gateways and then forwarded by gateways. </text:span><text:span text:style-name="T6">Hosts have ARP tables that at least have the router's MAC address</text:span><text:span text:style-name="T7">3</text:span></text:p>
      <text:p text:style-name="P7"/>
      <text:p text:style-name="P8"><text:span text:style-name="T7">h</text:span><text:span text:style-name="T1">ubs are dumb and repeat packets. No collision detection (so there is collision), no frame buffering, no CSMA/CD, NIC detect collision.</text:span></text:p>
      <text:p text:style-name="P8"/>
      <text:p text:style-name="P9"><text:span text:style-name="T1">Switch. Store/foward. Selective forwarding across interface that corresponds to MAC, transparent to hosts. </text:span><text:span text:style-name="T8">Uses CSMA/CD to access segment. </text:span><text:span text:style-name="T9">After a particular host responds which interface it's on is stored.</text:span><text:span text:style-name="T10"> Exploit: you can populate switch ARP table with fake entries. </text:span><text:span text:style-name="T11">Attack used for sniffing.</text:span></text:p>
      <text:p text:style-name="P9"/>
      <text:p text:style-name="P10">Lecture 26</text:p>
      <text:p text:style-name="P10"/>
      <text:p text:style-name="P54">virtualization: IP layer makes everything opaque underneath. Could be ATM or MPLS <text:span text:style-name="T37">or cable or satellite</text:span> or w/e and all looks the same to IP layer</text:p>
      <text:p text:style-name="P54"/>
      <text:p text:style-name="P55">ATM and MPLS: viewed by internet as logical connecting IP routers</text:p>
      <text:p text:style-name="P55"/>
      <text:p text:style-name="P56">ATM: asynchronous transfer mode. <text:span text:style-name="T38">Integrated end to end transport of carry voice video data. Use packet switched network over circuit switched network.</text:span></text:p>
      <text:p text:style-name="P56"/>
      <text:p text:style-name="P57">Virtual circuit: routing at call set-up, prior to data setup, path is not dedicated – still uses store and forward statistical multiplexing. No routing decision decision per packet – follows circuit</text:p>
      <text:p text:style-name="P57"/>
      <text:p text:style-name="P58">AAL layer – encapsulation. <text:span text:style-name="T39">ATM layer does its own routing </text:span></text:p>
      <text:p text:style-name="P58"/>
      <text:p text:style-name="P59"><text:soft-page-break/>virtual circuits in atm carry cells from source to dest.</text:p>
      <text:list xml:id="list5479916155755783155" text:style-name="L5">
        <text:list-item>
          <text:p text:style-name="P225">Call setup and tear down for each call (virtual circuit setup) before data flows</text:p>
        </text:list-item>
        <text:list-item>
          <text:p text:style-name="P225">every packet is stamped with vc id</text:p>
        </text:list-item>
        <text:list-item>
          <text:p text:style-name="P225">every switch maintains state of each vc</text:p>
        </text:list-item>
        <text:list-item>
          <text:p text:style-name="P225">two types: permanent and switched. Switched vcs are set up on per-call basis</text:p>
        </text:list-item>
      </text:list>
      <text:p text:style-name="P59"/>
      <text:p text:style-name="P11">Lecture 27</text:p>
      <text:p text:style-name="P11"/>
      <text:p text:style-name="P60">Atm provides routing, reservations , flow control. Emulate circuit switching on top of packet switching, <text:span text:style-name="T40">by create virtual circuits. Virtual circuits have VC ids that are kind of like ip addresses but only have local significance and so when a flow ends that VCI can be reused. And virtual pathes can be aggregated into virtual circuits. Resource management bit provide explicit congestion feedback to the hosts.</text:span></text:p>
      <text:p text:style-name="P60"/>
      <text:p text:style-name="P61">Route of packet: ip layer sends … datagrap... to AAL5 which encapsulates in segment cell then passes to ATM layer, atm moves cell along virtual circuit to destination. <text:span text:style-name="T41">AAL5 then reassembles cells into datagram</text:span></text:p>
      <text:p text:style-name="P61"/>
      <text:p text:style-name="P62">TCP of over ATM: tcp operates over ubr (unspecified bit rate, best effort regime)</text:p>
      <text:p text:style-name="P62"/>
      <text:p text:style-name="P63">tcp ip datagram is chopped up into atm cells and then sent. If one cell is lost tcp needs to resend the entire datagram. <text:span text:style-name="T42">In the meantime all the useless cells are still shipped across the network. </text:span></text:p>
      <text:p text:style-name="P63"/>
      <text:p text:style-name="P64">Solution is to prevent dropping by pre-emptively dropped whole datagrams – ie cells that all correspond to the same datagram. That way you're ruining as few datagrams as possible since even one cell requires retransmission of entire datgram. <text:span text:style-name="T43">Called PPD: when one cell is dropped drop the rest. The way to be able to tell when you have cells all from one datagram is that the type bit is uniformly 0000100001. the 1s indicate cells from distinct datagrams. On average you will save having to shtutle half the ueless cells around.</text:span></text:p>
      <text:p text:style-name="P64"/>
      <text:p text:style-name="P65">If you watch the queues and they're filling up. EPD early packet discard. When the queues start filling up start looking for a cell with a type bit 1 and then start dropping cells. Unfair because shorter datagrams will be dropped more often. </text:p>
      <text:p text:style-name="P65"/>
      <text:p text:style-name="P66">FBA allocation fixes this problem by dropping datagrams which are using more of the portion of the buffer than they're entitled to.</text:p>
      <text:p text:style-name="P66"/>
      <text:p text:style-name="P67"/>
      <text:p text:style-name="P67"/>
      <text:p text:style-name="P12">Lecture 2<text:span text:style-name="T44">9</text:span></text:p>
      <text:p text:style-name="P12"/>
      <text:p text:style-name="P68">Wireless <text:s/>- <text:span text:style-name="T44">mobility problem</text:span></text:p>
      <text:p text:style-name="P68"/>
      <text:p text:style-name="P69">channel characteristics differ, mobility introduces topology dynamics, power costraints.</text:p>
      <text:p text:style-name="P69"/>
      <text:p text:style-name="P70">Signal to noise ratio: <text:span text:style-name="T45">change the bandwidth/encoding – lower it (lower the bandwidth) to decrease the bit error rate because you're sending less. Rate adaptation. Change the encoding scheme in order to send “fewer” symbols through the air so receiver has time to catch them.</text:span></text:p>
      <text:p text:style-name="P70"><text:soft-page-break/></text:p>
      <text:p text:style-name="P71">Hidden terminal problem. Neighborhoods aren't the same. Collision detection is difficult. <text:span text:style-name="T72">Ready to send. Clear to Send. Double acknowledgements essentially. Fixes hidden terminal problem by getting 3 nodes, 2 of which don't see a third, to coordiante.</text:span></text:p>
      <text:p text:style-name="P71"/>
      <text:p text:style-name="P72">802.11b is csma/cd for multiple access. <text:span text:style-name="T73">Carrier sense multiple access collision detection. <text:s/>Sense the channel. If nothing then send. Wait for ack. No ack set exponential back off timer (doubling after successive no acks). If busy, or interrupted, go into random exponential back off (delay range randomized).</text:span></text:p>
      <text:p text:style-name="P72"/>
      <text:p text:style-name="P72">main problem is handover between access points. <text:span text:style-name="T22">Passive scanning</text:span><text:span text:style-name="T46"> is when the AP sends “beacons”. </text:span><text:span text:style-name="T22">Active scanning</text:span><text:span text:style-name="T46"> is when the device beacon frames</text:span></text:p>
      <text:p text:style-name="P72"/>
      <text:p text:style-name="P73">advantage of active scanning is there's no join latency. <text:span text:style-name="T47">Down side is it costs lots of power.</text:span></text:p>
      <text:p text:style-name="P73"/>
      <text:p text:style-name="P74">No collision detection in 802.11</text:p>
      <text:p text:style-name="P74"/>
      <text:p text:style-name="P75">carrier sense works by sensing the channel for DIFS then transmit. If busy then set random back off timer. Then send. If no ack then increase timer by 2 and wait again. <text:span text:style-name="T48">Receivers sent acks after Short interframe spacing. Distributed interframe spacing. After receipt wait short interframe spacing to send ack.</text:span></text:p>
      <text:p text:style-name="P75"/>
      <text:p text:style-name="P76">collision avoidance is RTS request to send packets and CTS clear to send packets.</text:p>
      <text:p text:style-name="P76"/>
      <text:p text:style-name="P77">Mobility within the same subnet (different Aps) works because switches are smart and TTL expire. <text:span text:style-name="T74">TTL expires switch simply floods anew.</text:span></text:p>
      <text:p text:style-name="P77"/>
      <text:p text:style-name="P78">rate adaptation: when signal to noise ration increases you should decrease your encoding in order to decrease bit error rate</text:p>
      <text:p text:style-name="P78"/>
      <text:p text:style-name="P13">Cellular</text:p>
      <text:p text:style-name="P13"/>
      <text:p text:style-name="P79">cell covers certain geographic region, base station, mobile users, air-interface. <text:span text:style-name="T49">Mobile switching center connects cells. You always have to register with the nearest mobile switchign center.</text:span></text:p>
      <text:p text:style-name="P79"/>
      <text:p text:style-name="P80">Hand-off is process of transferring from one base station to another. <text:span text:style-name="T50">Roaming: mobile node operating in a coverage are other than the one in which it initially subscribed. High capacity is attained by limiting the coverage of the base station to a cell, so the same freqs can be reused. But now you have the problem of handoff.</text:span></text:p>
      <text:p text:style-name="P80"/>
      <text:p text:style-name="P81">Frequency reuse. <text:span text:style-name="T51">A cell uses a limited set of frequencies, a cluster holds several cells. Frequency reuse factor is 1/#cells. Cluster uses the whole spectrum. Within cluster there is no reuse but between clusters there is reuse. For example 7 channels per cell and 100 cells means 1/100 reuse factor and 700 total channels.</text:span></text:p>
      <text:p text:style-name="P81"/>
      <text:p text:style-name="P82">Each cell has k channels. N cells with identical number of channels. S=kN if cluster is repeated M times then overall channel capacity is MkN.</text:p>
      <text:p text:style-name="P82"/>
      <text:p text:style-name="P83">33MHz total. 1 channel is 25kHz in simplex, 50 in duplex. 4 cell re-use. <text:span text:style-name="T52">Get the number of channels </text:span><text:soft-page-break/><text:span text:style-name="T52">per cell. </text:span></text:p>
      <text:p text:style-name="P83"/>
      <text:p text:style-name="P84">If 1MHz is for control how many control channels per cell will there be.</text:p>
      <text:p text:style-name="P84"/>
      <text:p text:style-name="P85">33M/50k=660 channels. Cluster uses who spectrum. 4 cell reuse means each cell gets 660/4=165 channels and then 1MHz/50k=20 control channel/4 = 5 per cell. </text:p>
      <text:p text:style-name="P85"/>
      <text:p text:style-name="P14">Lecture 31</text:p>
      <text:p text:style-name="P14"/>
      <text:p text:style-name="P86">Channel assignment affects hand off</text:p>
      <text:p text:style-name="P86"/>
      <text:p text:style-name="P86">(1) <text:span text:style-name="T21">fixed assignment</text:span>: each cell pre-allocated a pre-determined set of channels freqs. If out of channels then call blocked.</text:p>
      <text:p text:style-name="P85"/>
      <text:p text:style-name="P86">(2) dynamic assignment : <text:span text:style-name="T53">channels allocated on-demand. Reduces blocking but puts the workload on mobile switching center??</text:span></text:p>
      <text:p text:style-name="P85"/>
      <text:p text:style-name="P87">hand-off strategies:<text:span text:style-name="T54">during handoff allow safety margin: L=power_handoff – power_min</text:span></text:p>
      <text:p text:style-name="P87"/>
      <text:p text:style-name="P88">1<text:span text:style-name="T25">st</text:span> generation: fdma. Done by mobile switchign center</text:p>
      <text:p text:style-name="P88">2<text:span text:style-name="T25">nd</text:span> generation: since TDMA done by handset.</text:p>
      <text:p text:style-name="P89">3<text:span text:style-name="T25">rd</text:span> generation: in CDMA soft handoff is done since tehre's no notion of channel and so only change of base station, not channel</text:p>
      <text:p text:style-name="P89"/>
      <text:p text:style-name="P90">inteference: “co-channel interference”, adjacent channel interference, external sources, fading.</text:p>
      <text:p text:style-name="P90"/>
      <text:p text:style-name="P91">Co-channel interference is intereference from the same channel from other cells in other clusters. <text:span text:style-name="T55">Function of radius of the cell R and distance between cell centers: D/R</text:span></text:p>
      <text:p text:style-name="P91"/>
      <text:p text:style-name="P92">adjacent channel interference: when you filter for a frequency you take in some power from adjacent frequencies as well. <text:span text:style-name="T56">Requires frequency planning/channel scattering.</text:span></text:p>
      <text:p text:style-name="P92"/>
      <text:p text:style-name="P93">FDMA does not require synchronization. <text:span text:style-name="T57">Expensive filters though. TDMA requires synchronization. In TDMA you can sense tower strength during down time.</text:span></text:p>
      <text:p text:style-name="P93"/>
      <text:p text:style-name="P94">SSMA is spread spectrum, to counteract fading. Using CDMA. <text:span text:style-name="T58">All users on same channel but codes different. Constitutes the noise floor. If codes are orthogonal then noise floor is low. Can also use frequency hopping. Done by by chopping up signal and then sending across many different frequencies with particular random sequence. Fading happens in only a certain part of the spectrum. Spreading the signal across the entire spectrum decreases the cahnces of being affected. Hand off is simpler too since you're not switching frequencies.</text:span></text:p>
      <text:p text:style-name="P94"/>
      <text:p text:style-name="P95">Sdma space division multiple access</text:p>
      <text:p text:style-name="P95"/>
      <text:p text:style-name="P96">mobility: home network with home agent with home address. Visited network with foreign agent and care of address.</text:p>
      <text:p text:style-name="P96"/>
      <text:p text:style-name="P97">Solutions: let routing handle it: foreign agents advertise of mobile nodes in residence and routing table exchange. Let end-systems handle it: indirect routing: communication from correspondent to mobile <text:soft-page-break/>node is routed through home agent to visiting agent. Direct routing: correspondent gets foreign address sends directly to mobile node.</text:p>
      <text:p text:style-name="P97"/>
      <text:p text:style-name="P98">Indirect routing: mobile node alerts visiting agent to its presence and its home agent. Triangle routing. <text:span text:style-name="T59">Register new address with home agent.</text:span></text:p>
      <text:p text:style-name="P98"/>
      <text:p text:style-name="P15">Lecture 32</text:p>
      <text:p text:style-name="P16"/>
      <text:p text:style-name="P99">mobile ip home agents, foreign agents, foreign-agent registration, care-of-address, encapsulation.</text:p>
      <text:p text:style-name="P99">Indrect routing datagrams, agent discovery, registration with home agent</text:p>
      <text:p text:style-name="P99"/>
      <text:p text:style-name="P100">when node movies to foreign network it obtains a COA from the foreign agent that registers it with the homa agent. COA is used by HA to forward packets to MN</text:p>
      <text:p text:style-name="P100"/>
      <text:p text:style-name="P101">drawbacks</text:p>
      <text:p text:style-name="P101"/>
      <text:p text:style-name="P102">triangle routing. Lots of communication with home agent, not fit for micromobility. Hand off delays are significant.</text:p>
      <text:p text:style-name="P102"/>
      <text:p text:style-name="P103">Route optimization – binding update updates old address as soon as there's the first response.</text:p>
      <text:p text:style-name="P103"/>
      <text:p text:style-name="P104">Micromobility: mobility with the tree rooted at a particular domain. <text:span text:style-name="T60">Tap into the nearest point on the distribution tree.</text:span></text:p>
      <text:p text:style-name="P104"/>
      <text:p text:style-name="P17">Lecture 33</text:p>
      <text:p text:style-name="P17"/>
      <text:p text:style-name="P105">mobile switching center is responsible for many towers. <text:span text:style-name="T61">Mobility on mobile.</text:span></text:p>
      <text:p text:style-name="P105"/>
      <text:p text:style-name="P106">Gsm: handoff with common MSC: old base station switch informs MSC of impending switch. MSC sets up path to new BSS. New bss allocates radio channels. New bss signals MSC. Old bss tells mobile to perform hand off to new bss. Mobile activates new signal/channel. Mobile signals view new bss to msc that hand off complete. Msc reroutes call. Old resources are released.</text:p>
      <text:p text:style-name="P106"/>
      <text:p text:style-name="P18">Network la<text:span text:style-name="T64">y</text:span>er</text:p>
      <text:p text:style-name="P18"/>
      <text:p text:style-name="P107">transport segment from sending to receiving host, encapsulate segments into datagrams, on sending side delivers segment to transport layer, network layer in every host, router, router examines header fields in all IP datagrams. </text:p>
      <text:p text:style-name="P107"/>
      <text:p text:style-name="P108">Key features: forwarding: move packets from router's input to appropriate router output and routing: determining which route to take. <text:span text:style-name="T62">Interface choosing on each router.</text:span></text:p>
      <text:p text:style-name="P108"/>
      <text:p text:style-name="P109">Virtual circuits established by routers. ATM ?</text:p>
      <text:p text:style-name="P109"/>
      <text:p text:style-name="P110">Longest prefix matching. Destination address prefix go out link interface according to longest prefix match. Each link has a prefix string associated with it and segment or w/e the fuck go out link interface where the strings match the highest. <text:span text:style-name="T63">From right to left.</text:span></text:p>
      <text:p text:style-name="P110"/>
      <text:p text:style-name="P111">Routing protocols construct forwarding table.</text:p>
      <text:p text:style-name="P109"><text:soft-page-break/></text:p>
      <text:p text:style-name="P112">Longest <text:span text:style-name="T115">m</text:span>at<text:span text:style-name="T115">c</text:span>h prefix/CIDR informs how many of the bits to consider.</text:p>
      <text:p text:style-name="P112"/>
      <text:p text:style-name="P113">Establish look up table so that you can forward across particular interface when the packet comes.</text:p>
      <text:p text:style-name="P113"/>
      <text:p text:style-name="P114">Routing algorithms: global : link state algorithms: OSPF : dijiksrta' least cost path.</text:p>
      <text:p text:style-name="P114"/>
      <text:p text:style-name="P123">Open shortest path first – link state- dijkstra's – global – large overhead – advertisements go out over whole network – can cause link concentration problems</text:p>
      <text:p text:style-name="P123"/>
      <text:p text:style-name="P123">RIP distance vector – bellman ford – dp – local – count to infinity problem – loops – poison reverse (if someone use me to get a to a node then I cannot use it to get to the same node (parent chain)). <text:span text:style-name="T75">Good news travels fast bad news travels slowly – algorithm takes a long time to converge.</text:span></text:p>
      <text:p text:style-name="P114"/>
      <text:p text:style-name="P115">Local: <text:s/>has only local info and communicates that info to its neighbors. <text:span text:style-name="T65">Distance vector algorithm (bellman ford). RIP\</text:span></text:p>
      <text:p text:style-name="P19">Lecture 34</text:p>
      <text:p text:style-name="P19"/>
      <text:p text:style-name="P116">link state algorithm : <text:span text:style-name="T66">OSPF </text:span>dijkstra. <text:span text:style-name="T66">RIP </text:span>Distance vector: bellman ford. Link-state global. Distance vector local. Routing algorithm setup local forwarding tables. </text:p>
      <text:p text:style-name="P116"/>
      <text:p text:style-name="P116">Distance vector is local state. Local perspective is computed and transmitted to its neighbors. <text:span text:style-name="T103">Distance vector to neighboring nodes are advertised. Poison reverse</text:span></text:p>
      <text:p text:style-name="P116"/>
      <text:p text:style-name="P117">Dijkstra's uses link state broadcast from all nodes in the networks. Global state. Computes least cost single source all paths. <text:span text:style-name="T67">Computes forwarding table.</text:span></text:p>
      <text:p text:style-name="P117"/>
      <text:p text:style-name="P118">Distance vector. Distributed. Bellman ford. Local. Nodes only know about their own links. Distance vector exchange happens. <text:span text:style-name="T68">Relaxations are computed in a distributed way. “good news travel fast”, “bad news travels slowly”. Poison reverse prevents infinite loops. If Z gets to X through Y then Y can't use Z to get to X. advertisements include that information, info conveys parent info.</text:span></text:p>
      <text:p text:style-name="P118"/>
      <text:p text:style-name="P119">Link state all nodes broadcast. Distance vector exchange between neighbors only. <text:span text:style-name="T69">Link state can oscillate when rerouting concentrates on a particular link. Robustness is better in link state (global). In Distance vector errors can propagate through the domain.</text:span></text:p>
      <text:p text:style-name="P119"/>
      <text:p text:style-name="P120">Hierarchical routing. <text:span text:style-name="T70">Each Autonmous domain runs its own protocol</text:span></text:p>
      <text:p text:style-name="P120"/>
      <text:p text:style-name="P121">border gateway protocol connects separate autonomous systems.</text:p>
      <text:p text:style-name="P121"/>
      <text:p text:style-name="P122">Interior gateway protocols. Rip: routing info protocol: distance vector bellman ford <text:span text:style-name="T71">poison reverse</text:span>. <text:span text:style-name="T71">Periodic advertisements about local state.</text:span> OSPF open shortest path first: link state dijkstra's <text:span text:style-name="T71">advertises link state globally, to all nodes</text:span>. IGRP interior gateway protocol (cisco propietary).</text:p>
      <text:p text:style-name="P122"/>
      <text:p text:style-name="P20">Lecture 35</text:p>
      <text:p text:style-name="P20"/>
      <text:p text:style-name="P124">prefix matching can be fooled by advertising a prefix more specific than yours and eating all of your traffic (border gateway protocol works on longest prefix matching)</text:p>
      <text:p text:style-name="P124"/>
      <text:p text:style-name="P21"><text:soft-page-break/>Multicast routing</text:p>
      <text:p text:style-name="P125">delivery of multicast: local delivery and multicast addresssing, WAN delivery and its model. Interior Group Membership Protocol. Multicast algorithms: flooding,spanning tree, reverse path broadcasting, truncated reverse path broadcasting, reverse path multicasting, center-based trees.</text:p>
      <text:p text:style-name="P124"/>
      <text:p text:style-name="P126">Multicast routing protocols: dense v sparse multicast, DVMRP (distance vector – bellman ford ) MOSPF (link state dijkstra's) PIM-SM PIM-DM.</text:p>
      <text:p text:style-name="P126"/>
      <text:p text:style-name="P126">PIM – protocol independent multicast (dense mdoe similar to DVMRP)</text:p>
      <text:p text:style-name="P126"/>
      <text:p text:style-name="P127">multipoint to multipoint communication</text:p>
      <text:p text:style-name="P127"/>
      <text:p text:style-name="P128">ip-multicast replicates packets in the network only when necessary.</text:p>
      <text:p text:style-name="P128"/>
      <text:p text:style-name="P128">On unicast streams are replicated. On multicast receivers tap into the nearest on the tree in the source tree.</text:p>
      <text:p text:style-name="P126"/>
      <text:p text:style-name="P129">One-to many <text:span text:style-name="T76">is an example.</text:span></text:p>
      <text:p text:style-name="P129"/>
      <text:p text:style-name="P130">Group initiator starts a new group. <text:span text:style-name="T77">No such thing as broadcast on the internet. After you know all the live groups then you can find their class D address and then you use IGMP to join the group. IGMP gives routers your info and then the routers do their thing. Depending on protocol they're using the reaction is different. So is how you join a group but how routers maintain that grouping is different based on different protocols. DVMRP for example broadcasts packets to everyone and those who aren't interested respond with prune mesasges (prune me from the distribution tree). In PIM-SM the router translates an IGMP message into a join message that it sends to the rendezvous point.</text:span></text:p>
      <text:p text:style-name="P130"/>
      <text:p text:style-name="P131">Resource discovery can also be done with multicast. <text:span text:style-name="T78">Expanding ring search can be done very simply using unicast and scope is controlled using the TTL field. Using multicast this is done administratively scoped multicast group and then the discvery messages won't propagate outside of the group.</text:span></text:p>
      <text:p text:style-name="P131"/>
      <text:p text:style-name="P132">On LAN hosts do filtering of broadcasts according to Class D address instead of mac address</text:p>
      <text:p text:style-name="P132"/>
      <text:p text:style-name="P133">another form is over different subnets <text:span text:style-name="T79">router implement multicast routing protocol that constructs the delivery trees and supports data packet forwarding. Router also implement IGMP so that they can accept members on their subnets. Hosts implement IGMP</text:span></text:p>
      <text:p text:style-name="P133"/>
      <text:p text:style-name="P22">Lecture 40</text:p>
      <text:p text:style-name="P22"/>
      <text:p text:style-name="P134">ip address in unicast transmit packets to one desintation, in broadcast they're sent to the entire subnet, in multicast used to deliver datagrams to a set of hosts <text:span text:style-name="T80">(in potentially various scattered subnets).</text:span></text:p>
      <text:p text:style-name="P134"/>
      <text:p text:style-name="P135">Ip-multicast is best effort. Packets include a “group address” (Class D address) in the destination field of the ip header. Class D address is 28 bits.</text:p>
      <text:p text:style-name="P135"/>
      <text:p text:style-name="P135"><text:line-break/><text:span text:style-name="T81">There is some kind of direct mapping from the ip level to the mac level. Done by transcribing bottom 23 bits from the class D address to the ethernet multicast address?</text:span></text:p>
      <text:p text:style-name="P135"/>
      <text:p text:style-name="P136"><text:soft-page-break/>Multicast host model: hosts can join and leave a group at any time. A <text:s/>host may be a member of multiple groups, senders need not be members of the group, participants do not know about each other. Two components of IP-multicast are (group membership protocol and multicast routing protocol).</text:p>
      <text:p text:style-name="P136"/>
      <text:p text:style-name="P137">Initiator of group</text:p>
      <text:p text:style-name="P137"/>
      <text:p text:style-name="P138">IGMP: routers need to know about presence of group members on directly attached subnets. When a host joins a group: transmits group membership message to the router for groups it wishes to receive. Sets its ip proces<text:span text:style-name="T104">s</text:span> and NIC to receive packets sent to those groups. <text:span text:style-name="T82">This is receiver initiated process.</text:span></text:p>
      <text:p text:style-name="P138"/>
      <text:p text:style-name="P139">The routing protocols: run on routers and establish multicast distribution tree to forward packets from the senders to the group members. Based on unicast: DVMRP distance vector bellman forward local infinite counting good news travels fast bed news travels slowly poison reverse. MOSPF open shortest path first dijkstra's global advertisement are global concentrates on links. Lots of overhead.</text:p>
      <text:p text:style-name="P137"/>
      <text:p text:style-name="P140">Center based trees. (Core based trees and Protocol independent multicast sparse mode) center based trees.</text:p>
      <text:p text:style-name="P140"/>
      <text:p text:style-name="P141">Rendezvous problem. Senders don't know about receivers and receivers don't know about senders. How do they meet so that packets can be <text:span text:style-name="T83">forwarded correctly</text:span>? <text:span text:style-name="T83">First way to solve rendezvous problem is flooding/broadcast. And those that don't want send prune messages.DVMRP broadcasts packets. MOSPF broadcasts membership information in addition to link state.</text:span></text:p>
      <text:p text:style-name="P141"/>
      <text:p text:style-name="P142">Core based trees broadcast <text:span text:style-name="T104">to </text:span>the core of the tree</text:p>
      <text:p text:style-name="P142"/>
      <text:p text:style-name="P143">igmp runs between hosts and their neighboring multicast router. Protocol allows host to inform its first hop router that it wishes to receive packets. <text:span text:style-name="T84">Routers query the lan to determine if group members are still active. One router per lan is elected as the querier (this one queries duh). Through igmp a router determines which multicast traffic should be forwarded to each leaf subnet</text:span></text:p>
      <text:p text:style-name="P143"/>
      <text:p text:style-name="P144">in v1. How often these query messages are sent determine leave latency and join latency.</text:p>
      <text:p text:style-name="P144"/>
      <text:p text:style-name="P145">Routers don't need to know how many in a group on a particular subnet, just if any. <text:span text:style-name="T85">So use report suppression. Timer suppression mechanism. If you here another response that subsumes your response don't send. Randomized timer. If before your timer your runs out before anyone has sent then you send. Soft state protocol since the router periodically requeries. 3 periods before prune that broadcasting</text:span></text:p>
      <text:p text:style-name="P145"/>
      <text:p text:style-name="P23">Lecture 41</text:p>
      <text:p text:style-name="P23"/>
      <text:p text:style-name="P146">membership <text:span text:style-name="T105">responses</text:span> not host <text:span text:style-name="T105">initiated</text:span> because it would cause report implosion. </text:p>
      <text:p text:style-name="P146"/>
      <text:p text:style-name="P147">Router queries are addressed to the all host group (hence not forwarded by other routers).</text:p>
      <text:p text:style-name="P147"/>
      <text:p text:style-name="P148">In igmp v2 igmp owns electing the querier (in igmp v1 the routing protocol elected the querier).</text:p>
      <text:p text:style-name="P148"/>
      <text:p text:style-name="P149">Group specific query (reduces leave latency) send leave message to the router then the router responds with requery. If no one responds then and only then broadcast to that subnet</text:p>
      <text:p text:style-name="P149"/>
      <text:p text:style-name="P150">in igmp v2 once you join a source you receive signal from all sources sending to that group. <text:span text:style-name="T86">In igmp v3 </text:span><text:soft-page-break/><text:span text:style-name="T86">you can elect to refuse certain sources.</text:span></text:p>
      <text:p text:style-name="P150"/>
      <text:p text:style-name="P151">Multicast forwarding algos. Responsible for establishing distribution tree.</text:p>
      <text:p text:style-name="P151"/>
      <text:p text:style-name="P152">Flooding is the first solution to the rendezvous problem. Two solutions: either agree to meet somewehre or broadcast. Flooding is broadcast. <text:span text:style-name="T87">You can either broadcast packets DVMRP broadcasts packets, or broadcast membership information MOSPF broadcasts membership info.</text:span></text:p>
      <text:p text:style-name="P152"/>
      <text:p text:style-name="P153">Flooding: when a router receieves a packet it decides whether this ist he first time. On first time packet is forwarded on all interfaces <text:span text:style-name="T88">that it wasn't received on</text:span>. Other discarded. <text:span text:style-name="T89">Router does not maintain routing table but does keep track of recently seen packets. Flooding doesn't scale.</text:span></text:p>
      <text:p text:style-name="P153"/>
      <text:p text:style-name="P154">Instead of flooding create a spanning tree. Down side is supoptimal routing. Concentration of traffic.</text:p>
      <text:p text:style-name="P154"/>
      <text:p text:style-name="P155">Reverse path broadcast. Establishes source rooted tree for each source. Different spanning tree for each (source,group) pair. <text:span text:style-name="T90">Reverse path trees tells you whether the interface that a packet arrived on is the one from you typically get traffic from the source on. Different from unicast routing tables, which tell you which interface to leave on to get </text:span><text:span text:style-name="T23">to </text:span><text:span text:style-name="T90"><text:s/>a source. The reverse path tree tells you the interface on which packets are </text:span><text:span text:style-name="T23">from </text:span><text:span text:style-name="T90"><text:s/>the source. The interfce over which a router accepts multicast packets from a particualr source is called the parent link. Outbound ilnks over which the router forwards packet are child ilnks. Every node has to establish parent child links.</text:span></text:p>
      <text:p text:style-name="P155"/>
      <text:p text:style-name="P156">For link state protocols this is already done since each router maintains topology for the entire routing domain. <text:span text:style-name="T91">The way that interfaces are selected so as to only be accepted from is poison reverse. DVMRP distance vector multicast reverse path. Nodes advertise an infinity to nodes to you that they get to through you. Poison reverses come from those nodes which consider you their parent. Spanning trees have to be updated, suboptimal routing, overlap from many sources hence concentrate on few links.</text:span></text:p>
      <text:p text:style-name="P156"/>
      <text:p text:style-name="P157">Benefits: <text:span text:style-name="T106">reasonably</text:span> efficient and easy to implement. Does not require keeping track of already received packets (like flooding does <text:span text:style-name="T106">DVMRP</text:span>).multicast packets follow shortest reverse path. Avoids concentration over single spanning tree. <text:span text:style-name="T92">Does not take into account membership when building distribution tree and packets might be forwarded to subnets with no group members.</text:span></text:p>
      <text:p text:style-name="P157"/>
      <text:p text:style-name="P158">Fix this by using igmp information in the routers.<text:span text:style-name="T21"> Truncate spanning tree</text:span> for a particular source is subnet has no members. <text:span text:style-name="T93">Only prunes leaf nodes. Does not consider group membership when building distribution tree branches.</text:span></text:p>
      <text:p text:style-name="P158"/>
      <text:p text:style-name="P24">Reverse path multicasting <text:span text:style-name="T1">prunes at branches. Packets forwarded along only branches that have downstream members. </text:span><text:span text:style-name="T12">Only leaf nodes have membership info so they send upstream prune messages. Next hop router forwards prune message if itself has no members in its subnode. </text:span><text:span text:style-name="T13">Prune messages propagate up and up and up.</text:span></text:p>
      <text:p text:style-name="P24"/>
      <text:p text:style-name="P183">Prune messages are sent up stream and are forwarded up the chain for as long as you hit routers that don't have any members from the group in the same group as the prune message.</text:p>
      <text:p text:style-name="P24"/>
      <text:p text:style-name="P25">Lecture 42</text:p>
      <text:p text:style-name="P25"/>
      <text:p text:style-name="P159">prune state messages time out – soft state protocol. So periodically packets are still forwarded to all routers. Routers also have to maintain off-tree information for all (source,group) pairs.</text:p>
      <text:p text:style-name="P25"><text:soft-page-break/></text:p>
      <text:p text:style-name="P159">Cbt build a single delivery tree (rooted at some core/rendezvous point). Multicast traffic is sent to the core and then redistributed. <text:span text:style-name="T94">Every leaf router sends hop-by-hop join message toward the core. Routers need to know group core to forward message. Prune and join messages are sent hop by hop.</text:span></text:p>
      <text:p text:style-name="P160"/>
      <text:p text:style-name="P160">If you're a first hop router and you get a join or a prune from a group then you need to know the location of the core for that group in order to forward the message along.</text:p>
      <text:p text:style-name="P160"/>
      <text:p text:style-name="P161">Single point of failure. Also potential suboptimality of route. <text:span text:style-name="T95">In PIM-SM the core is only a rendezvous point and then you switch to the shortest path. Purely for rendezvous. Core is not used to redistribute packets. We find the core using unicast routing.</text:span></text:p>
      <text:p text:style-name="P161"/>
      <text:p text:style-name="P162">Flaw in igmp is that no way to tell the source that no more members.</text:p>
      <text:p text:style-name="P162"/>
      <text:p text:style-name="P163">Dvmrp assumes members everywhere until it gets prunes. PIM-SM assumes no members until join messages.</text:p>
      <text:p text:style-name="P164"/>
      <text:p text:style-name="P164">Advantages over dvmrp router maintains info for each group instead of source group pair. Multicast packet flow down branches leading only to members. Only join state is kept on tree.</text:p>
      <text:p text:style-name="P164"/>
      <text:p text:style-name="P165">Optimization: pick optimally located core. CBT may result in traffic concentation near the core since traffic from all sources traverses the same set of links. A single shared delivery tree may create suboptimal routes. Core management issues. Selecting optimal core is Steiner tree is np complete.</text:p>
      <text:p text:style-name="P165"/>
      <text:p text:style-name="P166">Dense mode protocols. These are all dense mode protocols. If membership density is high then you want something that's close to broadcast. Dvmrp, pim-dm, mospf, are dense mode protocols. Sparse mdoe protocols are PIM-SM and bgmp</text:p>
      <text:p text:style-name="P166"/>
      <text:p text:style-name="P167">sparse mode are PIM-SM, CBT, BGMP. <text:span text:style-name="T96">Dense mode is broadcast and prune. Sparse mode is broadcast and join. No initial broadcast. </text:span></text:p>
      <text:p text:style-name="P167"/>
      <text:p text:style-name="P168">Dvmrp distance vector multicast protocol. <text:span text:style-name="T97">Poison reverse. Dvmrp broadcasts packets. Avoiding duplicates forwarder on the lan.</text:span></text:p>
      <text:p text:style-name="P168"/>
      <text:p text:style-name="P169">Ospf updates whene topology is updated. Not on a timer basis. <text:span text:style-name="T98">Mospd is simply broadcasting of membership information on top of topology information.</text:span></text:p>
      <text:p text:style-name="P169"/>
      <text:p text:style-name="P170">PIM protocol independent Multicast: broadcast and prune state off tree and is suitable when members are densely distributed. Explicit join/center based approach keeps state on-tree and is suitable when members are sparse. Do both.</text:p>
      <text:p text:style-name="P170"/>
      <text:p text:style-name="P184">When members are dense then keeping outliers will be more efficient (non-members). When members are sparse then keeping inliers will be more efficient (members).</text:p>
      <text:p text:style-name="P170"/>
      <text:p text:style-name="P171">Use shared trees <text:s/>to rendezvous and then switch shortest path to deliver. Uses either Distance vector or link state.</text:p>
      <text:p text:style-name="P171"/>
      <text:p text:style-name="P172">PIM-DM <text:s/>similar to DVMRP does not build its own routing table.</text:p>
      <text:p text:style-name="P172"/>
      <text:p text:style-name="P172"><text:soft-page-break/>PIM-SM similar to CBT but switches from CBT to optimal tree after meeting.</text:p>
      <text:p text:style-name="P172"/>
      <text:p text:style-name="P173">PIM-DM packet initially flow on broadcast tree. Forwarding away from source using reverse path forwarding check (if comes across interface associated with source then forward). Prunes are then sent by subnet with no members.</text:p>
      <text:p text:style-name="P173"/>
      <text:p text:style-name="P174">PIM-SM rendezvous point is chosen as tree center. Members send explicit join towards RP. Packets flow on where there is a join state. </text:p>
      <text:p text:style-name="P174"/>
      <text:p text:style-name="P174">DVMRP broadcasts to everyone. Then people send prune messages.</text:p>
      <text:p text:style-name="P174"/>
      <text:p text:style-name="P26">Lecture 43</text:p>
      <text:p text:style-name="P26"/>
      <text:p text:style-name="P26"><text:span text:style-name="T1">PIM-DM similar to DVMRP except DVMRP runs its own routing protocol on top of unicast while in PIM-DM you do not. </text:span><text:span text:style-name="T14">Periodic broadcasts.</text:span></text:p>
      <text:p text:style-name="P26"/>
      <text:p text:style-name="P27"><text:span text:style-name="T14">P</text:span><text:span text:style-name="T1">IM-SM tree center chosen to enable members and senders to meet. Members send explicit join towards RP. Senders send packets to the RP. Packets only flow where there is a join state. </text:span><text:span text:style-name="T15">State is stored <text:s/></text:span><text:span text:style-name="T17">on tree.</text:span></text:p>
      <text:p text:style-name="P27"/>
      <text:p text:style-name="P28"><text:span text:style-name="T1">on tree are the routers that actually leader to members. </text:span><text:span text:style-name="T16">If you're a roter not leading to a member then you're off tree. </text:span><text:span text:style-name="T18">In pim-sm if you're off tree you don't need to keep state. </text:span><text:span text:style-name="T19">In PIM-DM or DVMRP if you're off tree then you need to keep state so as to refuse packets (sicne they're broadcast). </text:span><text:span text:style-name="T20">In PIM-SM state is stored on on-tree routers because only towards joined branches is data sent. </text:span></text:p>
      <text:p text:style-name="P28"/>
      <text:p text:style-name="P29"><text:span text:style-name="T20">W</text:span><text:span text:style-name="T1">hen to use shared-trees versus source-trees? Source trees low-delay from source more router stateless</text:span></text:p>
      <text:p text:style-name="P226">shared trees higher delay less router state.</text:p>
      <text:p text:style-name="P29"/>
      <text:p text:style-name="P226">Switch to source tree is rate is above threshold?</text:p>
      <text:p text:style-name="P29"/>
      <text:p text:style-name="P30">Soft state vs hard-state</text:p>
      <text:p text:style-name="P30"/>
      <text:p text:style-name="P175">soft-state is refreshed periodically, and if not refreshed it times out and is removed.</text:p>
      <text:p text:style-name="P175"/>
      <text:p text:style-name="P175">In PIM-SM a state is created by receipt of join message. <text:span text:style-name="T99">Join is not acknowledged but sent periodically.</text:span></text:p>
      <text:p text:style-name="P175"/>
      <text:p text:style-name="P176">Router maintains entry timer for every state created. When router receives join message it starts a timer. After not receiving renewed join for 3 rounds it removes.</text:p>
      <text:p text:style-name="P176"/>
      <text:p text:style-name="P177">Hard-state is created once and needs explicit message for removal. <text:span text:style-name="T100">DVMRP uses a </text:span><text:span text:style-name="T24">graft message</text:span><text:span text:style-name="T100"> to create a state.</text:span></text:p>
      <text:p text:style-name="P177"/>
      <text:p text:style-name="P178">Advantages and disadvantages for soft state:</text:p>
      <text:p text:style-name="P178"/>
      <text:p text:style-name="P178">not acked may lead to join latency. More robustness</text:p>
      <text:p text:style-name="P178"/>
      <text:p text:style-name="P178">in hard state no join latency and less overhead but during failures.</text:p>
      <text:p text:style-name="P177"/>
      <text:p text:style-name="P179">DVMRP fixes this by turning a hard state into a soft state using periodic broadcasts. PIM-SM is soft <text:soft-page-break/>state.</text:p>
      <text:p text:style-name="P179"/>
      <text:p text:style-name="P180">Rp bootstrap problem. Pick a couple of candidate Rps. Candidate routers always advertise. <text:span text:style-name="T101">And then select from this assortment.</text:span></text:p>
      <text:p text:style-name="P180"/>
      <text:p text:style-name="P181">Elect bootstrap router. Then bootstrap router contains list of candidate RPS. <text:span text:style-name="T102">And its distributed to all routers in the network.</text:span></text:p>
      <text:p text:style-name="P181"/>
      <text:p text:style-name="P182">Hashing used to route candidate RPs</text:p>
      <text:p text:style-name="P181"/>
      <text:p text:style-name="P31">HW 3</text:p>
      <text:p text:style-name="P181"/>
      <text:p text:style-name="P185">2 features from AAL5 are the type bit beign set 1 in the very last cell that belogns to a datagram, which delimits datagrams and virtual circuits aren't multiplexed <text:span text:style-name="T107">so every VC at the atm layer corresponds to the a flow at the IP layer. This ensures that consecutive atm cells belong to the same ip flow.</text:span></text:p>
      <text:p text:style-name="P185"/>
      <text:p text:style-name="P186">Mobile ip provides transparency of connection while providing mobility. So mobile nodes have no idea they're mobile or encumbered. </text:p>
      <text:p text:style-name="P186"/>
      <text:p text:style-name="P186">Mobile ip provides this by having a foreign agent provide a care of address to which the home agent forwards packets after the mobile node registers with the foreign agent.</text:p>
      <text:p text:style-name="P186"/>
      <text:p text:style-name="P186">Problems with triangle routing. Hand off problem (delay during hand off or calls dropped). Communication overhead. Not fit for micromobility.</text:p>
      <text:p text:style-name="P186"/>
      <text:p text:style-name="P187">Suggested fixes for triangle routing are by shortcutting after first response or multicast routing.</text:p>
      <text:p text:style-name="P187"/>
      <text:p text:style-name="P188">Frequency planning in order to minimize adjacent and co-channel interference is a problem with spectrum re-use. Along with hand off.</text:p>
      <text:p text:style-name="P188"/>
      <text:p text:style-name="P188">In a mobile environment the topology is highly dynamic and paths constantly change. A proactive approach, like in the internet would not work because routes change often (so establishing tables won't work).</text:p>
      <text:p text:style-name="P188"/>
      <text:p text:style-name="P188">A reactive approach may perform better, when the protocol only discovers and calculates routers for those flows that are active. When a flow is activated only then should you do route discovery.</text:p>
      <text:p text:style-name="P188"/>
      <text:p text:style-name="P189">In delay tolerant paths should be created over time and then repeated to other encountered nodes. The way to do this is epidemic routing where a message is passed to every encountered node. <text:span text:style-name="T108">This maximizes probability of delivery but increases overhead. Randomized delivery though expenses increased delivery delay but reduced overhead.</text:span></text:p>
      <text:p text:style-name="P189"/>
      <text:p text:style-name="P190">For csma/cd the number of collisions increases with increase in number of nodes. <text:span text:style-name="T109">For token ring release after reception increase in number of nodes in creases delay until receipt of token but increase in number of ndoes and so no change overall. For release after tranmission utilization goes up.</text:span></text:p>
      <text:p text:style-name="P190"/>
      <text:p text:style-name="P191">Frame bursting is the mechanism used to increase efficiency for switched ethernet, not waiting for acks or detecting collisions.</text:p>
      <text:p text:style-name="P191"/>
      <text:p text:style-name="P192"><text:soft-page-break/>Csma is only need<text:span text:style-name="T110">ed for backwards compatibiltiy <text:s/>in switched therent and for half duplex connections.</text:span></text:p>
      <text:p text:style-name="P192"/>
      <text:p text:style-name="P193">Csma/cd cannot <text:s/>be used because collision detection isn't possible <text:span text:style-name="T111">in wireless. </text:span></text:p>
      <text:p text:style-name="P193"/>
      <text:p text:style-name="P194">Hidden terminal problem topology A-B-C <text:s/>A sends to B C sends to B and each other's carrier sense isn't enough to stop transmission to B.</text:p>
      <text:p text:style-name="P194"/>
      <text:p text:style-name="P195">RTS reserves the medium in the sender's neighborhood and CTS reserves the neighborhood in the receiver's neighborhood.</text:p>
      <text:p text:style-name="P195"/>
      <text:p text:style-name="P196">In a topology like A-B-C-D-E if A and B are talking and D and E are talking C will be squeezed out.</text:p>
      <text:p text:style-name="P196"/>
      <text:p text:style-name="P197">Rate adaptation is reducing the encoding scheme in order to reduce the sending data rate when signal to nosie ratio is high to decrease the bit error rate. This raises the signal to noise ratio because there is less signal.</text:p>
      <text:p text:style-name="P197"/>
      <text:p text:style-name="P198">Decreasing the data rate will wreak havoc with TCP congestion algorithm <text:span text:style-name="T112">because RTT estimates will be long but for the wrong reasons.</text:span></text:p>
      <text:p text:style-name="P198"/>
      <text:p text:style-name="P199">Five advantages of CDMA over DSSS</text:p>
      <text:p text:style-name="P199"/>
      <text:p text:style-name="P199">resilience to fading since can use entire spectrum (thereby distributing signal across whole spectrum, not just part which susceptible to fading)</text:p>
      <text:p text:style-name="P199"/>
      <text:p text:style-name="P199">security</text:p>
      <text:p text:style-name="P199"/>
      <text:p text:style-name="P199">no frequency planning since there's no co-channel nor adjacent channel interference</text:p>
      <text:p text:style-name="P199"/>
      <text:p text:style-name="P200">no hand off problems</text:p>
      <text:p text:style-name="P200"/>
      <text:p text:style-name="P200">number of users supported is strictly a function of code orthogonality</text:p>
      <text:p text:style-name="P200"/>
      <text:p text:style-name="P201">if a cell in a datagram is dropped then ther est of the cells need to be dropped too.</text:p>
      <text:p text:style-name="P201"/>
      <text:p text:style-name="P202">Ppd is when a cell is dropped drop the rest of the cells in the datagram. On average save transporting half the cells.</text:p>
      <text:p text:style-name="P202"/>
      <text:p text:style-name="P202">Early packet discard is when queues exceed a thread then drop the next datagram by looking at the type bits</text:p>
      <text:p text:style-name="P200"/>
      <text:p text:style-name="P203">fairness is taken into account by using “fair buffer allocation” ie dropping datagrams from flows that are using more than their fair share of the queue</text:p>
      <text:p text:style-name="P203"/>
      <text:p text:style-name="P203">mobile ip supports transparency and maintaining established connections during mobility</text:p>
      <text:p text:style-name="P203"/>
      <text:p text:style-name="P204">drawbacks are triangle routing, delay during hand off, communication overhead on the part of the handset.</text:p>
      <text:p text:style-name="P204"/>
      <text:p text:style-name="P205">Triangle routing is handled using route optimization and multicast mobility </text:p>
      <text:p text:style-name="P205"><text:soft-page-break/></text:p>
      <text:p text:style-name="P205">spectral congestion is the problem of more users than channels available. Solve problem by channel reuse. Cluster has some number of cells 2,4,7,8 and different clusters repeats channels. Bandwidth/bandwidth of full duplex/cell reuse – control</text:p>
      <text:p text:style-name="P205"/>
      <text:p text:style-name="P206">problem becomes co-channel and adjacent channel interference, hand off problems</text:p>
      <text:p text:style-name="P206"/>
      <text:p text:style-name="P206">unicast routing is not appropriate for wireless ad hoc where all devices are mobile because proactively constructing the routes is smart for constantly changing routes. Reactive routing might be better. A route is found when a flow is requested but this incurs startup delay</text:p>
      <text:p text:style-name="P206"/>
      <text:p text:style-name="P206">in delay tolerant networks a route might not be complete at any particular time but might grow to be complete eventually. Routing in such a situation is accomplished using epidemic routing. Messages are held and passed at the first possible instance that it's possible.</text:p>
      <text:p text:style-name="P206"/>
      <text:p text:style-name="P32">HW4</text:p>
      <text:p text:style-name="P32"/>
      <text:p text:style-name="P207">no each AS has its own administrative autonomy (hence autonomous domain)</text:p>
      <text:p text:style-name="P207"/>
      <text:p text:style-name="P208">OSPF advertsises link states globally periodically. This information contains distances from routers to neighbors but is broadcast globally. In rip what's broadcast locally is a global view of the topology.</text:p>
      <text:p text:style-name="P208"/>
      <text:p text:style-name="P209">The rendezvous problem is senders do not know about receivers and receivers do not know about senders. Solutions are broadcast and prune multicast packets (DVMRP, PIM-DM, truncated reverse path broadcast). Broadcast of membership (MOSPF). Using a CBT with a root that senders and receivers look towards (PIM-SM and CBT).</text:p>
      <text:p text:style-name="P209"/>
      <text:p text:style-name="P210">A group shared tree is one tree for each group which each sender sends traffic on. Causes saturation of links but has low overhead. Source based tree is a different tree for each source group pair</text:p>
      <text:p text:style-name="P210"/>
      <text:p text:style-name="P211">in PIM-DM we have a dense distribution of hosts that want to receive and so broadcast and prune makes sense (since the outlier case is exclusion). Routers store only off tree info because there are fewer off tree subnets. <text:span text:style-name="T113">In PIM-SM distribution of users is sparse and so explicit join messages make more sense since most users will be off tree (only on tree info is kept)</text:span></text:p>
      <text:p text:style-name="P211"/>
      <text:p text:style-name="P212">reverse path forwarding check is so that we don't have a loop in the tree. Routers only forward packets from an interface that it knows is the interface that is on the reverse path to the sender. The assumptions are that a unicast routing protocol is in place and that there's symmetry of reverse path and forward path.</text:p>
      <text:p text:style-name="P212"/>
      <text:p text:style-name="P213">Leave messages were instituted to reduce leave latency problems. Prior a router waited 3 30s cycles before cutting traffic to a subnet if all members had left. With explicit leave messages leave latency was reduced to 1 30s round. The problem of no communication between sources and hosts is that senders will continue to send signal to groups that have no members and the leaf router will continue receiving (though dropping packets). A possible solution is to send a no-member report back to source. </text:p>
      <text:p text:style-name="P213"/>
      <text:p text:style-name="P213">Soft-state incurs periodic overhead to refresh state but are robust against failure. Hard-state has less overhead but does not withstand failures gracefully.</text:p>
      <text:p text:style-name="P213"/>
      <text:p text:style-name="P214"><text:soft-page-break/>Use variable length timers that determine when to refresh as a function of number of states that need to be refreshed.</text:p>
      <text:p text:style-name="P214"/>
      <text:p text:style-name="P215">Timer suppression is a mechanism used to counteract report implosion on leaf routers. <text:span text:style-name="T114">IGMP uses timer suppression in join messages and prune messages. In each case hosts set randomized timers waiting to see if someone else sends a message subsuming their respon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2T17:33:31.600970413</meta:creation-date>
    <dc:date>2014-12-17T14:43:00.345798576</dc:date>
    <meta:editing-duration>P7DT7H44M54S</meta:editing-duration>
    <meta:editing-cycles>394</meta:editing-cycles>
    <meta:generator>LibreOffice/4.2.6.3$Linux_X86_64 LibreOffice_project/420m0$Build-3</meta:generator>
    <dc:creator>max </dc:creator>
    <meta:document-statistic meta:table-count="0" meta:image-count="0" meta:object-count="0" meta:page-count="17" meta:paragraph-count="284" meta:word-count="6348" meta:character-count="39714" meta:non-whitespace-character-count="33514"/>
  </office:meta>
</office:document-meta>
</file>